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111111" style:font-name="標楷體1" fo:font-size="17pt" fo:font-weight="bold" officeooo:rsid="0e73ccec" officeooo:paragraph-rsid="1c86b319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333333" style:font-name="Liberation Serif1" fo:font-size="17pt" style:text-underline-style="none" fo:font-weight="bold" officeooo:rsid="28d2d209" officeooo:paragraph-rsid="407ecd9e" style:font-name-asian="標楷體1" style:font-size-asian="17pt" style:language-asian="zh" style:country-asian="TW" style:font-weight-asian="bold" style:font-name-complex="Arial" style:font-size-complex="17pt" style:font-weight-complex="bold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b62e9a" officeooo:paragraph-rsid="4bda37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b62e9a" officeooo:paragraph-rsid="4aebaf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b62e9a" officeooo:paragraph-rsid="4b38bd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5a6c93" officeooo:paragraph-rsid="4bda37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aebaf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d5529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aedfc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d4f8e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d6cbe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d4653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d642d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d62a8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d6f79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b1798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e0726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b12a8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8cff6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af989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b2b40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b376f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b4278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c9de8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b4796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c9f51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b4d96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c9fe0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ca09b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b65e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b5d89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b5f7b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b64c0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ca223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b6c9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b71b9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ca734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b73ac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b76c5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b7977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b7b32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b9aad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b9bf7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ba9a2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b9e2b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ba0b6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bece0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bf8ef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bf0a1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bf24f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ccd60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cf9d4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cd712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b38bd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b3c2b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b3e25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b3a80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b3ec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f8577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f8617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121bdc" officeooo:paragraph-rsid="4d62a8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121bdc" officeooo:paragraph-rsid="4b121b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121bdc" officeooo:paragraph-rsid="4d4b89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121bdc" officeooo:paragraph-rsid="4d642d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0606a0" officeooo:paragraph-rsid="4b0606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0606a0" officeooo:paragraph-rsid="4d4e42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0606a0" officeooo:paragraph-rsid="4d642d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070f5e" officeooo:paragraph-rsid="4b1a60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070f5e" officeooo:paragraph-rsid="4b1da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070f5e" officeooo:paragraph-rsid="4f8323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070f5e" officeooo:paragraph-rsid="4d62a8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070f5e" officeooo:paragraph-rsid="4d7143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070f5e" officeooo:paragraph-rsid="4b0bc5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070f5e" officeooo:paragraph-rsid="4d64cb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070f5e" officeooo:paragraph-rsid="4d731e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070f5e" officeooo:paragraph-rsid="4d642d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070f5e" officeooo:paragraph-rsid="4db099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070f5e" officeooo:paragraph-rsid="4db11f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070f5e" officeooo:paragraph-rsid="4d7a2c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070f5e" officeooo:paragraph-rsid="4d7bf3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070f5e" officeooo:paragraph-rsid="4d7d35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070f5e" officeooo:paragraph-rsid="4d8000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070f5e" officeooo:paragraph-rsid="4d9a4b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070f5e" officeooo:paragraph-rsid="4dad38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070f5e" officeooo:paragraph-rsid="4de197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070f5e" officeooo:paragraph-rsid="4d8f36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070f5e" officeooo:paragraph-rsid="4d86bf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070f5e" officeooo:paragraph-rsid="4d9425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070f5e" officeooo:paragraph-rsid="4d880f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070f5e" officeooo:paragraph-rsid="4d956b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070f5e" officeooo:paragraph-rsid="4d98d5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070f5e" officeooo:paragraph-rsid="4d9cb8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070f5e" officeooo:paragraph-rsid="4daf1d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c432f7f" officeooo:paragraph-rsid="4e0896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c432f7f" officeooo:paragraph-rsid="4e0be7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c432f7f" officeooo:paragraph-rsid="4e12dc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c432f7f" officeooo:paragraph-rsid="4e1dc7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c432f7f" officeooo:paragraph-rsid="4e1e2c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69f83b" officeooo:paragraph-rsid="4b8bd7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69f83b" officeooo:paragraph-rsid="4b93da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69f83b" officeooo:paragraph-rsid="4de4c3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69f83b" officeooo:paragraph-rsid="4b7b32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69f83b" officeooo:paragraph-rsid="4b9940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69f83b" officeooo:paragraph-rsid="4c089f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69f83b" officeooo:paragraph-rsid="4c145e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69f83b" officeooo:paragraph-rsid="4c14e0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69f83b" officeooo:paragraph-rsid="4c18c6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69f83b" officeooo:paragraph-rsid="4c0e7f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69f83b" officeooo:paragraph-rsid="4ccd60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a386e7" officeooo:paragraph-rsid="4ba658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afd09f" officeooo:paragraph-rsid="4bb0c2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afd09f" officeooo:paragraph-rsid="4bece0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9e2b01" officeooo:paragraph-rsid="4bece0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9e2b01" officeooo:paragraph-rsid="4bfb57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9e2b01" officeooo:paragraph-rsid="4bfd3b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9e2b01" officeooo:paragraph-rsid="4bff37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9e2b01" officeooo:paragraph-rsid="4c065f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9e2b01" officeooo:paragraph-rsid="4c2488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9e2b01" officeooo:paragraph-rsid="4c0789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6b8786" officeooo:paragraph-rsid="4ccd60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6b8786" officeooo:paragraph-rsid="4ccf17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6b8786" officeooo:paragraph-rsid="4cf299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ce15fb5" officeooo:paragraph-rsid="4ce15f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ce15fb5" officeooo:paragraph-rsid="4d01e8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ce15fb5" officeooo:paragraph-rsid="4ce8d3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ce15fb5" officeooo:paragraph-rsid="4d0614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ce15fb5" officeooo:paragraph-rsid="4d02a6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69f83b" officeooo:paragraph-rsid="4b93da0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69f83b" officeooo:paragraph-rsid="4dedec4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a386e7" officeooo:paragraph-rsid="4bb59a6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afd09f" officeooo:paragraph-rsid="4bc1261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afd09f" officeooo:paragraph-rsid="4bc12ca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afd09f" officeooo:paragraph-rsid="4bc3a55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afd09f" officeooo:paragraph-rsid="4bafd09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afd09f" officeooo:paragraph-rsid="4bc7a88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afd09f" officeooo:paragraph-rsid="4bbe5c7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cd2720" officeooo:paragraph-rsid="4bd3917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cd2720" officeooo:paragraph-rsid="4bd2ed6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cd2720" officeooo:paragraph-rsid="4bceeb3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cd2720" officeooo:paragraph-rsid="4bcd95d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cd2720" officeooo:paragraph-rsid="4bcd272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cd2720" officeooo:paragraph-rsid="4bd14c3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9e2b01" officeooo:paragraph-rsid="4bece0a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9e2b01" officeooo:paragraph-rsid="4bf6b8f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9e2b01" officeooo:paragraph-rsid="4cb12c1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9e2b01" officeooo:paragraph-rsid="4cb1e51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9e2b01" officeooo:paragraph-rsid="4cb0a73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9e2b01" officeooo:paragraph-rsid="4cb657c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9e2b01" officeooo:paragraph-rsid="4cbbd17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9e2b01" officeooo:paragraph-rsid="4cbb837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9e2b01" officeooo:paragraph-rsid="4cbef65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9e2b01" officeooo:paragraph-rsid="4bfa354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9e2b01" officeooo:paragraph-rsid="4c24885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9e2b01" officeooo:paragraph-rsid="4c07898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9e2b01" officeooo:paragraph-rsid="4c2be8f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9e2b01" officeooo:paragraph-rsid="4c2bdb7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9e2b01" officeooo:paragraph-rsid="4c2b013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9e2b01" officeooo:paragraph-rsid="4c0a13f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9e2b01" officeooo:paragraph-rsid="4c392a8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9e2b01" officeooo:paragraph-rsid="4c0a493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4aebaf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b070f5e" officeooo:paragraph-rsid="4d8f36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c432f7f" officeooo:paragraph-rsid="4e0896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c432f7f" officeooo:paragraph-rsid="4e1b33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b9e2b01" officeooo:paragraph-rsid="4ba35f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ba386e7" officeooo:paragraph-rsid="4ba386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ba386e7" officeooo:paragraph-rsid="4bb59a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ba386e7" officeooo:paragraph-rsid="4bb6c4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b69f83b" officeooo:paragraph-rsid="4c0f29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b69f83b" officeooo:paragraph-rsid="4c089f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b62e9a" officeooo:paragraph-rsid="4bda37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b62e9a" officeooo:paragraph-rsid="4aebaf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b8d19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782837" officeooo:paragraph-rsid="4b9e2b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9e2b01" officeooo:paragraph-rsid="4c0789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ce15fb5" officeooo:paragraph-rsid="4cfdf7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ce15fb5" officeooo:paragraph-rsid="4d01e8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afd09f" officeooo:paragraph-rsid="4bcf5a1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afd09f" officeooo:paragraph-rsid="4bc7a88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b9e2b01" officeooo:paragraph-rsid="4c07898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1c1c1c"/>
    </style:style>
    <style:style style:name="T2" style:family="text">
      <style:text-properties fo:color="#1c1c1c" officeooo:rsid="4372f851"/>
    </style:style>
    <style:style style:name="T3" style:family="text">
      <style:text-properties fo:color="#1c1c1c" style:font-name="標楷體1" officeooo:rsid="23f6ceb1"/>
    </style:style>
    <style:style style:name="T4" style:family="text">
      <style:text-properties fo:color="#1c1c1c" style:font-name="標楷體1" officeooo:rsid="17cb7444"/>
    </style:style>
    <style:style style:name="T5" style:family="text">
      <style:text-properties style:font-name="標楷體" officeooo:rsid="42c34556" style:font-name-asian="標楷體"/>
    </style:style>
    <style:style style:name="T6" style:family="text">
      <style:text-properties style:font-name="標楷體" officeooo:rsid="4ce993ca"/>
    </style:style>
    <style:style style:name="T7" style:family="text">
      <style:text-properties style:font-name="標楷體" officeooo:rsid="4dedec46" style:font-name-asian="標楷體1"/>
    </style:style>
    <style:style style:name="T8" style:family="text">
      <style:text-properties style:font-name="標楷體1"/>
    </style:style>
    <style:style style:name="T9" style:family="text">
      <style:text-properties style:font-name="標楷體1" style:text-underline-style="solid" style:text-underline-width="auto" style:text-underline-color="font-color" officeooo:rsid="0a7edee9"/>
    </style:style>
    <style:style style:name="T10" style:family="text">
      <style:text-properties style:font-name="標楷體1" style:text-underline-style="solid" style:text-underline-width="auto" style:text-underline-color="font-color" officeooo:rsid="30905997"/>
    </style:style>
    <style:style style:name="T11" style:family="text">
      <style:text-properties style:font-name="標楷體1" officeooo:rsid="456ac779"/>
    </style:style>
    <style:style style:name="T12" style:family="text">
      <style:text-properties style:font-name="標楷體1" officeooo:rsid="48944c7f"/>
    </style:style>
    <style:style style:name="T13" style:family="text">
      <style:text-properties style:font-name="標楷體1" officeooo:rsid="48b8c803"/>
    </style:style>
    <style:style style:name="T14" style:family="text">
      <style:text-properties style:font-name="標楷體1" officeooo:rsid="48badf30"/>
    </style:style>
    <style:style style:name="T15" style:family="text">
      <style:text-properties style:font-name="標楷體1" officeooo:rsid="48ccf9ec"/>
    </style:style>
    <style:style style:name="T16" style:family="text">
      <style:text-properties style:font-name="標楷體1" officeooo:rsid="48b8f4be"/>
    </style:style>
    <style:style style:name="T17" style:family="text">
      <style:text-properties style:font-name="標楷體1" officeooo:rsid="48bb5b13"/>
    </style:style>
    <style:style style:name="T18" style:family="text">
      <style:text-properties style:font-name="標楷體1" officeooo:rsid="48b3c9f4"/>
    </style:style>
    <style:style style:name="T19" style:family="text">
      <style:text-properties style:font-name="標楷體1" officeooo:rsid="48bf1433"/>
    </style:style>
    <style:style style:name="T20" style:family="text">
      <style:text-properties style:font-name="標楷體1" officeooo:rsid="489ba8b0"/>
    </style:style>
    <style:style style:name="T21" style:family="text">
      <style:text-properties style:font-name="標楷體1" officeooo:rsid="07ca52e4"/>
    </style:style>
    <style:style style:name="T22" style:family="text">
      <style:text-properties style:font-name="標楷體1" style:font-name-asian="標楷體1"/>
    </style:style>
    <style:style style:name="T23" style:family="text">
      <style:text-properties style:font-name="標楷體1" officeooo:rsid="4b69f83b" style:font-name-asian="標楷體1"/>
    </style:style>
    <style:style style:name="T24" style:family="text">
      <style:text-properties style:font-name="標楷體1" officeooo:rsid="4bafd09f" style:font-name-asian="標楷體1"/>
    </style:style>
    <style:style style:name="T25" style:family="text">
      <style:text-properties style:font-name="標楷體1" officeooo:rsid="4baa97cb" style:font-name-asian="標楷體1"/>
    </style:style>
    <style:style style:name="T26" style:family="text">
      <style:text-properties style:font-name="標楷體1" officeooo:rsid="4bf6b8fe" style:font-name-asian="標楷體1"/>
    </style:style>
    <style:style style:name="T27" style:family="text">
      <style:text-properties style:font-name="標楷體1" officeooo:rsid="4bfa354f" style:font-name-asian="標楷體1"/>
    </style:style>
    <style:style style:name="T28" style:family="text">
      <style:text-properties style:font-name="標楷體1" officeooo:rsid="4c2e98ca" style:font-name-asian="標楷體1"/>
    </style:style>
    <style:style style:name="T29" style:family="text">
      <style:text-properties style:font-name="標楷體1" officeooo:rsid="4cb0a73d" style:font-name-asian="標楷體1"/>
    </style:style>
    <style:style style:name="T30" style:family="text">
      <style:text-properties style:font-name="標楷體1" officeooo:rsid="4cb12c17" style:font-name-asian="標楷體1"/>
    </style:style>
    <style:style style:name="T31" style:family="text">
      <style:text-properties style:font-name="標楷體1" officeooo:rsid="4c07898d" style:font-name-asian="標楷體1"/>
    </style:style>
    <style:style style:name="T32" style:family="text">
      <style:text-properties style:font-name="標楷體1" officeooo:rsid="4b0606a0" style:font-name-asian="標楷體1"/>
    </style:style>
    <style:style style:name="T33" style:family="text">
      <style:text-properties style:font-name="標楷體1" officeooo:rsid="4d757f53" style:font-name-asian="標楷體1"/>
    </style:style>
    <style:style style:name="T34" style:family="text">
      <style:text-properties style:font-name="標楷體1" officeooo:rsid="4d7e08ce" style:font-name-asian="標楷體1"/>
    </style:style>
    <style:style style:name="T35" style:family="text">
      <style:text-properties style:font-name="標楷體1" officeooo:rsid="4d85ec73" style:font-name-asian="標楷體1"/>
    </style:style>
    <style:style style:name="T36" style:family="text">
      <style:text-properties style:font-name="標楷體1" officeooo:rsid="4d8beda5" style:font-name-asian="標楷體1"/>
    </style:style>
    <style:style style:name="T37" style:family="text">
      <style:text-properties style:font-name="標楷體1" officeooo:rsid="4d91e4be" style:font-name-asian="標楷體1"/>
    </style:style>
    <style:style style:name="T38" style:family="text">
      <style:text-properties style:font-name="標楷體1" officeooo:rsid="4d956b7a" style:font-name-asian="標楷體1"/>
    </style:style>
    <style:style style:name="T39" style:family="text">
      <style:text-properties style:font-name="標楷體1" officeooo:rsid="4d964d45" style:font-name-asian="標楷體1"/>
    </style:style>
    <style:style style:name="T40" style:family="text">
      <style:text-properties style:font-name="標楷體1" officeooo:rsid="4d9701ef" style:font-name-asian="標楷體1"/>
    </style:style>
    <style:style style:name="T41" style:family="text">
      <style:text-properties style:font-name="標楷體1" officeooo:rsid="4d98ac2d" style:font-name-asian="標楷體1"/>
    </style:style>
    <style:style style:name="T42" style:family="text">
      <style:text-properties style:font-name="標楷體1" officeooo:rsid="48782837" style:font-name-asian="標楷體1"/>
    </style:style>
    <style:style style:name="T43" style:family="text">
      <style:text-properties style:font-name="標楷體1" officeooo:rsid="4dedec46" style:font-name-asian="標楷體1"/>
    </style:style>
    <style:style style:name="T44" style:family="text">
      <style:text-properties style:font-name="標楷體1" officeooo:rsid="4b69f83b"/>
    </style:style>
    <style:style style:name="T45" style:family="text">
      <style:text-properties style:font-name="標楷體1" officeooo:rsid="4b9e2b01"/>
    </style:style>
    <style:style style:name="T46" style:family="text">
      <style:text-properties style:font-name="標楷體1" officeooo:rsid="4ba9a2c4"/>
    </style:style>
    <style:style style:name="T47" style:family="text">
      <style:text-properties style:font-name="標楷體1" officeooo:rsid="4baa97cb"/>
    </style:style>
    <style:style style:name="T48" style:family="text">
      <style:text-properties style:font-name="標楷體1" officeooo:rsid="23f6ceb1"/>
    </style:style>
    <style:style style:name="T49" style:family="text">
      <style:text-properties style:font-name="標楷體1" officeooo:rsid="4ba0b673"/>
    </style:style>
    <style:style style:name="T50" style:family="text">
      <style:text-properties style:font-name="標楷體1" officeooo:rsid="4bf0a11d"/>
    </style:style>
    <style:style style:name="T51" style:family="text">
      <style:text-properties style:font-name="標楷體1" officeooo:rsid="4bf24f7a"/>
    </style:style>
    <style:style style:name="T52" style:family="text">
      <style:text-properties style:font-name="標楷體1" officeooo:rsid="4c2d9310"/>
    </style:style>
    <style:style style:name="T53" style:family="text">
      <style:text-properties style:font-name="標楷體1" officeooo:rsid="08476271"/>
    </style:style>
    <style:style style:name="T54" style:family="text">
      <style:text-properties style:font-name="標楷體1" officeooo:rsid="4b4d960e"/>
    </style:style>
    <style:style style:name="T55" style:family="text">
      <style:text-properties style:font-name="標楷體1" officeooo:rsid="4b077870"/>
    </style:style>
    <style:style style:name="T56" style:family="text">
      <style:text-properties style:font-name="標楷體1" officeooo:rsid="4b6c9e33"/>
    </style:style>
    <style:style style:name="T57" style:family="text">
      <style:text-properties style:font-name="標楷體1" officeooo:rsid="4b0606a0"/>
    </style:style>
    <style:style style:name="T58" style:family="text">
      <style:text-properties style:font-name="標楷體1" officeooo:rsid="4d4a48a9"/>
    </style:style>
    <style:style style:name="T59" style:family="text">
      <style:text-properties style:font-name="標楷體1" officeooo:rsid="48782837"/>
    </style:style>
    <style:style style:name="T60" style:family="text">
      <style:text-properties style:font-name="標楷體1" officeooo:rsid="4d527b91"/>
    </style:style>
    <style:style style:name="T61" style:family="text">
      <style:text-properties style:font-name="標楷體1" officeooo:rsid="4d6106c1"/>
    </style:style>
    <style:style style:name="T62" style:family="text">
      <style:text-properties style:font-name="標楷體1" officeooo:rsid="4b0bc5cd"/>
    </style:style>
    <style:style style:name="T63" style:family="text">
      <style:text-properties style:font-name="標楷體1" officeooo:rsid="4d63be1b"/>
    </style:style>
    <style:style style:name="T64" style:family="text">
      <style:text-properties style:font-name="標楷體1" officeooo:rsid="4b094077"/>
    </style:style>
    <style:style style:name="T65" style:family="text">
      <style:text-properties style:font-name="標楷體1" officeooo:rsid="4b6b8786"/>
    </style:style>
    <style:style style:name="T66" style:family="text">
      <style:text-properties style:font-name="標楷體1" officeooo:rsid="4b702e33"/>
    </style:style>
    <style:style style:name="T67" style:family="text">
      <style:text-properties style:font-name="標楷體1" officeooo:rsid="4b6de000"/>
    </style:style>
    <style:style style:name="T68" style:family="text">
      <style:text-properties style:font-name="標楷體1" officeooo:rsid="4b71b9af"/>
    </style:style>
    <style:style style:name="T69" style:family="text">
      <style:text-properties style:font-name="標楷體1" officeooo:rsid="4b7ec00a"/>
    </style:style>
    <style:style style:name="T70" style:family="text">
      <style:text-properties style:font-name="標楷體1" officeooo:rsid="4b7ccd5d"/>
    </style:style>
    <style:style style:name="T71" style:family="text">
      <style:text-properties style:font-name="標楷體1" officeooo:rsid="4b828f7f"/>
    </style:style>
    <style:style style:name="T72" style:family="text">
      <style:text-properties style:font-name="標楷體1" officeooo:rsid="4ce1420a"/>
    </style:style>
    <style:style style:name="T73" style:family="text">
      <style:text-properties style:font-name="標楷體1" officeooo:rsid="4d083a7d"/>
    </style:style>
    <style:style style:name="T74" style:family="text">
      <style:text-properties style:font-name="標楷體1" officeooo:rsid="4d01e8a5"/>
    </style:style>
    <style:style style:name="T75" style:family="text">
      <style:text-properties style:font-name="標楷體1" officeooo:rsid="4ce43d79"/>
    </style:style>
    <style:style style:name="T76" style:family="text">
      <style:text-properties style:font-name="標楷體1" officeooo:rsid="4ce630e7"/>
    </style:style>
    <style:style style:name="T77" style:family="text">
      <style:text-properties style:font-name="標楷體1" officeooo:rsid="4ce8d30e"/>
    </style:style>
    <style:style style:name="T78" style:family="text">
      <style:text-properties fo:color="#010101"/>
    </style:style>
    <style:style style:name="T79" style:family="text">
      <style:text-properties fo:color="#010101" fo:font-size="9pt" style:font-size-asian="9pt" style:font-size-complex="9pt"/>
    </style:style>
    <style:style style:name="T80" style:family="text">
      <style:text-properties fo:color="#010101" style:font-name="標楷體1"/>
    </style:style>
    <style:style style:name="T81" style:family="text">
      <style:text-properties fo:color="#010101" style:font-name="標楷體1" fo:font-size="6pt" style:text-underline-style="solid" style:text-underline-width="auto" style:text-underline-color="font-color" officeooo:rsid="3225ddbd" style:font-size-asian="6pt" style:font-size-complex="6pt"/>
    </style:style>
    <style:style style:name="T82" style:family="text">
      <style:text-properties fo:color="#010101" style:font-name="標楷體1" officeooo:rsid="4372f851"/>
    </style:style>
    <style:style style:name="T83" style:family="text">
      <style:text-properties fo:color="#010101" style:font-name="標楷體1" officeooo:rsid="23f6ceb1"/>
    </style:style>
    <style:style style:name="T84" style:family="text">
      <style:text-properties fo:color="#010101" style:font-name="標楷體1" officeooo:rsid="4b69f83b" style:font-name-asian="標楷體1"/>
    </style:style>
    <style:style style:name="T85" style:family="text">
      <style:text-properties fo:color="#010101" fo:font-size="7pt" style:font-size-asian="7pt" style:font-size-complex="7pt"/>
    </style:style>
    <style:style style:name="T86" style:family="text">
      <style:text-properties fo:color="#010101" fo:font-size="6pt" style:font-size-asian="6pt" style:font-size-complex="6pt"/>
    </style:style>
    <style:style style:name="T87" style:family="text">
      <style:text-properties fo:color="#010101" officeooo:rsid="4372f851"/>
    </style:style>
    <style:style style:name="T88" style:family="text">
      <style:text-properties fo:color="#010101" style:font-name="Arial1" officeooo:rsid="4372f851" style:font-name-asian="Arial1"/>
    </style:style>
    <style:style style:name="T89" style:family="text">
      <style:text-properties fo:color="#010101" fo:font-size="10pt" style:font-size-asian="10pt" style:font-size-complex="10pt"/>
    </style:style>
    <style:style style:name="T90" style:family="text">
      <style:text-properties fo:color="#010101" fo:font-size="11pt" style:font-size-asian="11pt" style:font-size-complex="11pt"/>
    </style:style>
    <style:style style:name="T91" style:family="text">
      <style:text-properties fo:color="#010101" fo:font-size="14pt" officeooo:rsid="4b6b8786" style:font-size-asian="14pt" style:font-size-complex="14pt"/>
    </style:style>
    <style:style style:name="T92" style:family="text">
      <style:text-properties officeooo:rsid="42b62e9a"/>
    </style:style>
    <style:style style:name="T93" style:family="text">
      <style:text-properties style:text-underline-style="solid" style:text-underline-width="auto" style:text-underline-color="font-color"/>
    </style:style>
    <style:style style:name="T94" style:family="text">
      <style:text-properties style:text-underline-style="solid" style:text-underline-width="auto" style:text-underline-color="font-color" officeooo:rsid="4372f851"/>
    </style:style>
    <style:style style:name="T95" style:family="text">
      <style:text-properties style:text-underline-style="solid" style:text-underline-width="auto" style:text-underline-color="font-color" officeooo:rsid="42b62e9a"/>
    </style:style>
    <style:style style:name="T96" style:family="text">
      <style:text-properties style:text-underline-style="solid" style:text-underline-width="auto" style:text-underline-color="font-color" officeooo:rsid="2da833a7"/>
    </style:style>
    <style:style style:name="T97" style:family="text">
      <style:text-properties officeooo:rsid="39539246"/>
    </style:style>
    <style:style style:name="T98" style:family="text">
      <style:text-properties officeooo:rsid="4372f851"/>
    </style:style>
    <style:style style:name="T99" style:family="text">
      <style:text-properties style:font-name="Arial1" officeooo:rsid="4372f851" style:font-name-asian="Arial1"/>
    </style:style>
    <style:style style:name="T100" style:family="text">
      <style:text-properties style:font-name="Arial1" officeooo:rsid="40a89377" style:font-name-asian="Arial1" style:font-name-complex="Arial"/>
    </style:style>
    <style:style style:name="T101" style:family="text">
      <style:text-properties style:font-name="Arial1" style:text-underline-style="solid" style:text-underline-width="auto" style:text-underline-color="font-color" officeooo:rsid="4372f851" style:font-name-asian="Arial1"/>
    </style:style>
    <style:style style:name="T102" style:family="text">
      <style:text-properties officeooo:rsid="48944c7f"/>
    </style:style>
    <style:style style:name="T103" style:family="text">
      <style:text-properties officeooo:rsid="489ba8b0"/>
    </style:style>
    <style:style style:name="T104" style:family="text">
      <style:text-properties officeooo:rsid="48b8c803"/>
    </style:style>
    <style:style style:name="T105" style:family="text">
      <style:text-properties officeooo:rsid="4b0606a0"/>
    </style:style>
    <style:style style:name="T106" style:family="text">
      <style:text-properties style:font-name="Liberation Serif" officeooo:rsid="4b0bc5cd" style:font-name-asian="Liberation Serif" style:font-name-complex="Liberation Serif"/>
    </style:style>
    <style:style style:name="T107" style:family="text">
      <style:text-properties style:font-name="Liberation Serif" officeooo:rsid="4d465309" style:font-name-asian="Liberation Serif" style:font-name-complex="Liberation Serif"/>
    </style:style>
    <style:style style:name="T108" style:family="text">
      <style:text-properties officeooo:rsid="4b077870"/>
    </style:style>
    <style:style style:name="T109" style:family="text">
      <style:text-properties officeooo:rsid="4b4d960e"/>
    </style:style>
    <style:style style:name="T110" style:family="text">
      <style:text-properties officeooo:rsid="4b69f83b"/>
    </style:style>
    <style:style style:name="T111" style:family="text">
      <style:text-properties officeooo:rsid="4b6b8786"/>
    </style:style>
    <style:style style:name="T112" style:family="text">
      <style:text-properties officeooo:rsid="4b702e33"/>
    </style:style>
    <style:style style:name="T113" style:family="text">
      <style:text-properties style:font-name-asian="標楷體1"/>
    </style:style>
    <style:style style:name="T114" style:family="text">
      <style:text-properties officeooo:rsid="4b69f83b" style:font-name-asian="標楷體1"/>
    </style:style>
    <style:style style:name="T115" style:family="text">
      <style:text-properties officeooo:rsid="4ba386e7" style:font-name-asian="標楷體1"/>
    </style:style>
    <style:style style:name="T116" style:family="text">
      <style:text-properties officeooo:rsid="4c2be8f6" style:font-name-asian="標楷體1"/>
    </style:style>
    <style:style style:name="T117" style:family="text">
      <style:text-properties officeooo:rsid="4dedec46" style:font-name-asian="標楷體1"/>
    </style:style>
    <style:style style:name="T118" style:family="text">
      <style:text-properties officeooo:rsid="2da833a7"/>
    </style:style>
    <style:style style:name="T119" style:family="text">
      <style:text-properties officeooo:rsid="40a89377" style:font-name-complex="Arial"/>
    </style:style>
    <style:style style:name="T120" style:family="text">
      <style:text-properties officeooo:rsid="4437f248" style:font-name-complex="Arial"/>
    </style:style>
    <style:style style:name="T121" style:family="text">
      <style:text-properties officeooo:rsid="3093c665"/>
    </style:style>
    <style:style style:name="T122" style:family="text">
      <style:text-properties officeooo:rsid="48782837"/>
    </style:style>
    <style:style style:name="T123" style:family="text">
      <style:text-properties officeooo:rsid="4d757f53"/>
    </style:style>
    <style:style style:name="T124" style:family="text">
      <style:text-properties officeooo:rsid="4d7e08ce"/>
    </style:style>
    <style:style style:name="T125" style:family="text">
      <style:text-properties officeooo:rsid="4d8beda5"/>
    </style:style>
    <style:style style:name="T126" style:family="text">
      <style:text-properties officeooo:rsid="4f857739"/>
    </style:style>
    <style:style style:name="T127" style:family="text">
      <style:text-properties officeooo:rsid="4f87ded5"/>
    </style:style>
    <style:style style:name="T128" style:family="text">
      <style:text-properties style:font-name="標楷體1" style:font-name-asian="標楷體1"/>
    </style:style>
    <style:style style:name="T129" style:family="text">
      <style:text-properties style:font-name="標楷體1" officeooo:rsid="4f87ded5" style:font-name-asian="標楷體1"/>
    </style:style>
    <style:style style:name="T130" style:family="text">
      <style:text-properties style:font-name="標楷體1" officeooo:rsid="4f8a569a" style:font-name-asian="標楷體1"/>
    </style:style>
    <style:style style:name="T131" style:family="text">
      <style:text-properties style:font-name="標楷體1" officeooo:rsid="4f88da63"/>
    </style:style>
    <style:style style:name="T132" style:family="text">
      <style:text-properties style:font-name="標楷體1" officeooo:rsid="4f88da63" style:font-name-asian="Liberation Serif" style:font-name-complex="Liberation Serif"/>
    </style:style>
    <style:style style:name="T133" style:family="text">
      <style:text-properties style:font-name="標楷體1" officeooo:rsid="4f8a569a"/>
    </style:style>
    <style:style style:name="T134" style:family="text">
      <style:text-properties officeooo:rsid="4f88da63"/>
    </style:style>
    <style:style style:name="T135" style:family="text">
      <style:text-properties style:font-name="Liberation Serif" officeooo:rsid="4f88da63" style:font-name-asian="Liberation Serif" style:font-name-complex="Liberation Seri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本文件 是 用來 暫時存放 的 文件。</text:p>
      <text:p text:style-name="P1">本文件 的 內容 是 尚未 分類 的 內容。</text:p>
      <text:p text:style-name="P1">本文件 的 內容 是 尚未 分類到 某一特定 類別文件 的 內容。</text:p>
      <text:p text:style-name="P2"/>
      <text:list xml:id="list3288379487" text:style-name="L1">
        <text:list-item>
          <text:p text:style-name="P3">感知</text:p>
          <text:list>
            <text:list-item>
              <text:p text:style-name="P3">感知 的 明顯例子，人類的 感知。</text:p>
              <text:list>
                <text:list-item>
                  <text:p text:style-name="P3">明顯例子，視覺、聽覺、觸覺、味覺、嗅覺、知覺。<text:span text:style-name="T78">（知覺 是 意識覺）</text:span></text:p>
                  <text:list>
                    <text:list-item>
                      <text:p text:style-name="P3">視覺 的 明顯例子，顏色、遠近、大小、形狀、質感、亮度、顏色飽和度、光線閃爍頻率。</text:p>
                    </text:list-item>
                    <text:list-item>
                      <text:p text:style-name="P3">聽覺 的 明顯例子，實虛、遠近、音頻、音調、音色。<text:span text:style-name="T89">（實虛 的 明顯例子，聽出 是 實心物體、空心物體）</text:span></text:p>
                    </text:list-item>
                    <text:list-item>
                      <text:p text:style-name="P3">觸覺 的 明顯例子，觸感、搔癢感、擠壓感。</text:p>
                    </text:list-item>
                    <text:list-item>
                      <text:p text:style-name="P3">味覺 的 明顯例子，甜味、甜味強度、甜味濃厚度。</text:p>
                    </text:list-item>
                    <text:list-item>
                      <text:p text:style-name="P3">嗅覺 的 明顯例子，香味、香味強度、香味濃厚度。</text:p>
                    </text:list-item>
                    <text:list-item>
                      <text:p text:style-name="P3">知覺 的 明顯例子，快樂、快感、記憶、經驗、思想。</text:p>
                    </text:list-item>
                  </text:list>
                </text:list-item>
              </text:list>
            </text:list-item>
            <text:list-item>
              <text:p text:style-name="P3">感知。</text:p>
              <text:list>
                <text:list-item>
                  <text:p text:style-name="P3">單一<text:span text:style-name="T3">型</text:span>感知。</text:p>
                </text:list-item>
                <text:list-item>
                  <text:p text:style-name="P3">複合<text:span text:style-name="T3">型</text:span>感知<text:span text:style-name="T4">、</text:span><text:span text:style-name="T1">融合</text:span><text:span text:style-name="T3">型</text:span><text:span text:style-name="T1">感知</text:span><text:span text:style-name="T4">、融合</text:span><text:span text:style-name="T3">型</text:span><text:span text:style-name="T4">感測</text:span>。</text:p>
                  <text:list>
                    <text:list-item>
                      <text:p text:style-name="P3">同質型複合<text:span text:style-name="T3">型</text:span>感知。</text:p>
                    </text:list-item>
                    <text:list-item>
                      <text:p text:style-name="P3">異質型複合<text:span text:style-name="T3">型</text:span>感知。</text:p>
                    </text:list-item>
                  </text:list>
                </text:list-item>
              </text:list>
            </text:list-item>
            <text:list-item>
              <text:p text:style-name="P3">單一感知、複合感知。<text:span text:style-name="T78">（單一</text:span><text:span text:style-name="T83">型</text:span><text:span text:style-name="T78">感知、複合</text:span><text:span text:style-name="T83">型</text:span><text:span text:style-name="T78">感知）</text:span></text:p>
              <text:list>
                <text:list-item>
                  <text:p text:style-name="P3">使用 單一感知、複合感知 建立、產生、形成、維持、強化 投影世界觀。</text:p>
                  <text:list>
                    <text:list-item>
                      <text:p text:style-name="P171">單一感知、複合感知 都能夠 建立、產生、形成、維持、強化 投影世界觀。</text:p>
                    </text:list-item>
                    <text:list-item>
                      <text:p text:style-name="P171">明顯例子，某一特定個體 使用 單一感知 建立、產生、形成、維持、強化 投影世界觀。</text:p>
                    </text:list-item>
                    <text:list-item>
                      <text:p text:style-name="P171">明顯例子，某一特定個體 使用 複合感知 建立、產生、形成、維持、強化 投影世界觀。。</text:p>
                    </text:list-item>
                  </text:list>
                </text:list-item>
                <text:list-item>
                  <text:p text:style-name="P3">建立、產生、形成、維持、強化 投影世界觀 的 明顯例子，（<text:span text:style-name="T118">皮亞杰 認定的）認知發展。</text:span></text:p>
                  <text:list>
                    <text:list-item>
                      <text:p text:style-name="P3">（<text:span text:style-name="T118">皮亞杰 認定的）認知發展 是</text:span>（<text:span text:style-name="T118">皮亞杰 認定的）圖式、同化、順應、平衡、不平衡</text:span>。</text:p>
                      <text:list>
                        <text:list-item>
                          <text:p text:style-name="P171">（相關描述 在 <text:span text:style-name="T93">_</text:span> 文件群的 <text:span text:style-name="T96">認知發展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3">單一感知。</text:p>
                  <text:list>
                    <text:list-item>
                      <text:p text:style-name="P3">明顯例子，使用 單一感知 建立、產生、形成、維持、強化 投影世界觀。</text:p>
                    </text:list-item>
                    <text:list-item>
                      <text:p text:style-name="P3">單一感知。</text:p>
                      <text:list>
                        <text:list-item>
                          <text:p text:style-name="P3">單一感知 有機率能夠<text:span text:style-name="T1">（不同 時間點 的）</text:span>間接的 交互驗證。</text:p>
                        </text:list-item>
                        <text:list-item>
                          <text:p text:style-name="P3">單一感知 主要用於 感知、感測 外在環境、<text:span text:style-name="T1">（感知個體（自己）的）</text:span>內在物質。</text:p>
                          <text:list>
                            <text:list-item>
                              <text:p text:style-name="P3">抽象例子，盲人摸象。</text:p>
                              <text:list>
                                <text:list-item>
                                  <text:p text:style-name="P3">相同的、同一位 盲人 使用 相同的 手<text:span text:style-name="T1">指</text:span><text:span text:style-name="T119"> </text:span><text:span text:style-name="T100">↔</text:span><text:span text:style-name="T119"> 使用 單一</text:span><text:span text:style-name="T120">感知</text:span><text:span text:style-name="T119">。</text:span></text:p>
                                  <text:list>
                                    <text:list-item>
                                      <text:p text:style-name="P3">相同的 手指 的 明顯例子，大拇指。</text:p>
                                      <text:list>
                                        <text:list-item>
                                          <text:p text:style-name="P3"><text:span text:style-name="T120">使用 相</text:span>同的 手指 的 <text:span text:style-name="T120">明顯例子，（</text:span>大拇指<text:span text:style-name="T120">的）觸覺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"><text:span text:style-name="T119">相同</text:span><text:span text:style-name="T120">的 </text:span>單一<text:span text:style-name="T120">感知</text:span> 的 明顯例子，視覺<text:span text:style-name="T119">。</text:span></text:p>
                                      <text:list>
                                        <text:list-item>
                                          <text:p text:style-name="P3"><text:span text:style-name="T119">使用 相同</text:span><text:span text:style-name="T120">的 </text:span>單一<text:span text:style-name="T120">感知 的 </text:span>明顯例子，（視覺的）遠近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明顯例子，使用 知覺 建立、產生、形成、維持、強化 投影世界觀。<text:span text:style-name="T90">（個體的 單一感知型傳承）</text:span></text:p>
                      <text:list>
                        <text:list-item>
                          <text:p text:style-name="P3">明顯例子，使用 記憶、經驗、思想 建立、產生、形成、維持、強化 投影世界觀。</text:p>
                        </text:list-item>
                        <text:list-item>
                          <text:p text:style-name="P3">明顯例子，哲學、神學、數學。</text:p>
                        </text:list-item>
                      </text:list>
                    </text:list-item>
                    <text:list-item>
                      <text:p text:style-name="P6"><text:span text:style-name="T92">明顯例子，視覺 單一感知 建立、產生、形成、維持、強化 投影世界觀</text:span>。</text:p>
                      <text:list>
                        <text:list-item>
                          <text:p text:style-name="P6"><text:span text:style-name="T92">明顯例子，（視覺的）遠近</text:span>。</text:p>
                          <text:list>
                            <text:list-item>
                              <text:p text:style-name="P3">明顯例子，某一特定個體（認定<text:span text:style-name="T1">（該個體）</text:span>自己）距離 其他個體的 遠近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1">抽象例子，生物本能、肉質層本能、意識層本能。<text:span text:style-name="T78">（個體的 單一感知型本能）</text:span></text:p>
                      <text:list>
                        <text:list-item>
                          <text:p text:style-name="P171">明顯例子，使用 觸覺 建立、產生、形成、維持、強化 投影世界觀。</text:p>
                          <text:list>
                            <text:list-item>
                              <text:p text:style-name="P171">明顯例子，某一特定人類個體的 手 碰到 某一特定（滑順的）物體。</text:p>
                              <text:list>
                                <text:list-item>
                                  <text:p text:style-name="P171">該人類個體 有，（附近、周遭）存在 該（滑順的）物體 的 投影世界觀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<text:span text:style-name="T48">複合</text:span>感知。</text:p>
                  <text:list>
                    <text:list-item>
                      <text:p text:style-name="P3">明顯例子，使用 複合感知 建立、產生、形成、維持、強化 投影世界觀。。</text:p>
                    </text:list-item>
                    <text:list-item>
                      <text:p text:style-name="P3">同質型複合感知。</text:p>
                      <text:list>
                        <text:list-item>
                          <text:p text:style-name="P3">同質型複合感知 有機率能夠 直接的 交互驗證。</text:p>
                        </text:list-item>
                        <text:list-item>
                          <text:p text:style-name="P3">同質型複合感知 主要用於，驗證、查驗、校正 單一感知的 精準度。</text:p>
                          <text:list>
                            <text:list-item>
                              <text:p text:style-name="P3">抽象例子，盲人摸象。</text:p>
                              <text:list>
                                <text:list-item>
                                  <text:p text:style-name="P3">相同的、同一位 盲人<text:span text:style-name="T119"> </text:span><text:span text:style-name="T100">↔</text:span><text:span text:style-name="T120">（同質型）感知</text:span>。</text:p>
                                </text:list-item>
                                <text:list-item>
                                  <text:p text:style-name="P3">相同的、同一位 盲人 使用 不同的 手<text:span text:style-name="T1">指</text:span><text:span text:style-name="T119"> </text:span><text:span text:style-name="T100">↔</text:span><text:span text:style-name="T119"> 使用 不同</text:span><text:span text:style-name="T120">的 同質型</text:span>複合感知<text:span text:style-name="T119">。</text:span></text:p>
                                  <text:list>
                                    <text:list-item>
                                      <text:p text:style-name="P3">不同的 手指 的 明顯例子，大拇指、食指、中指、無名指、小拇指。</text:p>
                                      <text:list>
                                        <text:list-item>
                                          <text:p text:style-name="P3"><text:span text:style-name="T120">使用 </text:span>不同的 手指 的 <text:span text:style-name="T120">明顯例子，（</text:span>大拇指<text:span text:style-name="T120">的</text:span>、食指<text:span text:style-name="T120">的）觸覺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"><text:span text:style-name="T119">不同</text:span><text:span text:style-name="T120">的 同質型</text:span>複合感知 的 明顯例子，視覺、聽覺<text:span text:style-name="T119">。</text:span></text:p>
                                      <text:list>
                                        <text:list-item>
                                          <text:p text:style-name="P3"><text:span text:style-name="T119">使用 不同</text:span><text:span text:style-name="T120">的 同質型</text:span>複合感知<text:span text:style-name="T120"> 的</text:span>明顯例子，（視覺的、聽覺的）遠近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">同質型複合感知 的 明顯例子，人類的 複合感知、融合感知、融合感測。</text:p>
                          <text:list>
                            <text:list-item>
                              <text:p text:style-name="P3">明顯例子，視覺、聽覺 感知融合 建立、產生、形成、維持、強化 投影世界觀。</text:p>
                              <text:list>
                                <text:list-item>
                                  <text:p text:style-name="P3">明顯例子，（視覺的、聽覺的）遠近。</text:p>
                                  <text:list>
                                    <text:list-item>
                                      <text:p text:style-name="P3">明顯例子，某一特定個體（認定<text:span text:style-name="T1">（該個體）</text:span>自己）距離 其他個體的 遠近。</text:p>
                                      <text:list>
                                        <text:list-item>
                                          <text:p text:style-name="P3">（視覺的）遠近、（聽覺的）遠近 相互驗證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異質型複合感知。</text:p>
                      <text:list>
                        <text:list-item>
                          <text:p text:style-name="P3">異質型複合感知 有機率能夠 間接的 交互驗證。</text:p>
                        </text:list-item>
                        <text:list-item>
                          <text:p text:style-name="P3">異質型複合感知 主要用於，拓展、推理 投影世界觀。</text:p>
                          <text:list>
                            <text:list-item>
                              <text:p text:style-name="P3">抽象例子，盲人摸象。</text:p>
                              <text:list>
                                <text:list-item>
                                  <text:p text:style-name="P3">不同的 盲人<text:span text:style-name="T119"> </text:span><text:span text:style-name="T100">↔</text:span><text:span text:style-name="T119"> </text:span><text:span text:style-name="T1">不同的</text:span>（異質型）感知。</text:p>
                                </text:list-item>
                                <text:list-item>
                                  <text:p text:style-name="P3">不同的 盲人 整合、討論 同一隻大象的 各個樣貌。</text:p>
                                  <text:list>
                                    <text:list-item>
                                      <text:p text:style-name="P3">不同的<text:span text:style-name="T1">（異質型）</text:span>感知 整合 真實世界的 各個樣貌 建立 投影世界觀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">異質型複合感知 的 明顯例子，人類的 複合感知、融合感知、融合感測。</text:p>
                          <text:list>
                            <text:list-item>
                              <text:p text:style-name="P3">明顯例子，視覺、知覺 感知融合 建立、產生、形成、維持、強化 投影世界觀。</text:p>
                              <text:list>
                                <text:list-item>
                                  <text:p text:style-name="P3">（視覺的）顏色、遠近、大小、形狀、（知覺的）記憶、經驗、思想。</text:p>
                                  <text:list>
                                    <text:list-item>
                                      <text:p text:style-name="P3">明顯例子，化學、物理學、天文學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">明顯例子，視覺、觸覺、味覺、知覺。</text:p>
                              <text:list>
                                <text:list-item>
                                  <text:p text:style-name="P3">明顯例子，（視覺的）顏色、遠近、大小、（觸覺的）觸感、（味覺的）鹹味、（知覺的）記憶、經驗、思想。</text:p>
                                  <text:list>
                                    <text:list-item>
                                      <text:p text:style-name="P4">明顯例子，考古學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"><text:bookmark-start text:name="空間"/>空間<text:bookmark-end text:name="空間"/></text:p>
          <text:list>
            <text:list-item>
              <text:p text:style-name="P161">空間。</text:p>
              <text:list>
                <text:list-item>
                  <text:p text:style-name="P172"><text:span text:style-name="T98">（空間 的 </text:span><text:span text:style-name="T5">相關</text:span><text:span text:style-name="T97">描述 在 </text:span><text:span text:style-name="T9">能量、儲量</text:span><text:span text:style-name="T97"> 文件群的 </text:span><text:span text:style-name="T94">空間</text:span><text:span text:style-name="T98">）</text:span></text:p>
                </text:list-item>
                <text:list-item>
                  <text:p text:style-name="P4">空間節點密度。</text:p>
                  <text:list>
                    <text:list-item>
                      <text:p text:style-name="P172"><text:span text:style-name="T98">（空間節點密度 的 </text:span><text:span text:style-name="T5">相關</text:span><text:span text:style-name="T97">描述 在 </text:span><text:span text:style-name="T9">_</text:span><text:span text:style-name="T97"> 文件群的 </text:span><text:span text:style-name="T94">空間節點密度</text:span><text:span text:style-name="T98">）</text:span></text:p>
                    </text:list-item>
                  </text:list>
                </text:list-item>
              </text:list>
            </text:list-item>
            <text:list-item>
              <text:p text:style-name="P4">明顯例子，假定，某一特定空間個體 是 固體的、彈性體的、有導電性的 空間個體。</text:p>
              <text:list>
                <text:list-item>
                  <text:p text:style-name="P4">該空間個體 <text:span text:style-name="T99">↔</text:span><text:span text:style-name="T98"> 鋁箔紙</text:span>。<text:span text:style-name="T78">（某一特</text:span><text:span text:style-name="T80">定&lt;?3&gt;</text:span><text:span text:style-name="T78">空間個體 </text:span><text:span text:style-name="T88">↔</text:span><text:span text:style-name="T87"> 某一特</text:span><text:span text:style-name="T82">定&lt;?2&gt;</text:span><text:span text:style-name="T87">鋁箔紙</text:span><text:span text:style-name="T78">）</text:span></text:p>
                </text:list-item>
                <text:list-item>
                  <text:p text:style-name="P4">（該空間個體 蘊含的）物體 <text:span text:style-name="T99">↔</text:span><text:span text:style-name="T98">（鋁箔紙 蘊含的）力</text:span>。<text:span text:style-name="T78">（（鋁箔紙 蘊含的）力存在）</text:span></text:p>
                  <text:list>
                    <text:list-item>
                      <text:p text:style-name="P4">物體的 傳遞速度、動能型運動 相依於 該空間個體的（材料特性的）<text:span text:style-name="T8">&lt;?</text:span><text:span text:style-name="T11">2&gt;</text:span>彈性係數。</text:p>
                      <text:list>
                        <text:list-item>
                          <text:p text:style-name="P4">力的 傳遞速度、動能型運動 相依於 鋁箔紙的（材料特性的）<text:span text:style-name="T8">&lt;?</text:span><text:span text:style-name="T11">1&gt;</text:span>彈性係數。<text:span text:style-name="T79">（力存在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">（該空間個體 蘊含的）重力 <text:span text:style-name="T99">↔</text:span><text:span text:style-name="T98">（鋁箔紙 蘊含的）力</text:span>。<text:span text:style-name="T78">（（鋁箔紙 蘊含的）力存在）</text:span></text:p>
                  <text:list>
                    <text:list-item>
                      <text:p text:style-name="P4">重力的 傳遞速度、動能型運動 相依於 該空間個體的（材料特性的）<text:span text:style-name="T8">&lt;?</text:span><text:span text:style-name="T11">1&gt;</text:span>彈性係數。</text:p>
                      <text:list>
                        <text:list-item>
                          <text:p text:style-name="P4">力的 傳遞速度、動能型運動 相依於 鋁箔紙的（材料特性的）<text:span text:style-name="T8">&lt;?</text:span><text:span text:style-name="T11">1&gt;</text:span>彈性係數。<text:span text:style-name="T79">（力存在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">（該空間個體 蘊含的）重力波 <text:span text:style-name="T99">↔</text:span><text:span text:style-name="T98">（</text:span><text:span text:style-name="T2">（假定，搖動、打擊 鋁箔紙，）</text:span><text:span text:style-name="T98">鋁箔紙 蘊含的）波</text:span>。</text:p>
                  <text:list>
                    <text:list-item>
                      <text:p text:style-name="P4">重力波的 傳遞速度、動能型運動 相依於 該空間個體的（材料特性的）<text:span text:style-name="T8">&lt;?</text:span><text:span text:style-name="T11">1&gt;</text:span>彈性係數。</text:p>
                      <text:list>
                        <text:list-item>
                          <text:p text:style-name="P4">波的 傳遞速度、動能型運動 相依於 鋁箔紙的（材料特性的）<text:span text:style-name="T8">&lt;?</text:span><text:span text:style-name="T11">1&gt;</text:span>彈性係數。<text:span text:style-name="T79">（力變化）</text:span></text:p>
                        </text:list-item>
                      </text:list>
                    </text:list-item>
                    <text:list-item>
                      <text:p text:style-name="P4">重力 <text:span text:style-name="T99">↔</text:span><text:span text:style-name="T98"> 存在力、恆定力、穩定力</text:span>。</text:p>
                      <text:list>
                        <text:list-item>
                          <text:p text:style-name="P4">重力波 <text:span text:style-name="T99">↔</text:span><text:span text:style-name="T98"> 變化力、周期性變化力、非週期性變化力</text:span>。</text:p>
                        </text:list-item>
                        <text:list-item>
                          <text:p text:style-name="P172">抽象例子。</text:p>
                          <text:list>
                            <text:list-item>
                              <text:p text:style-name="P172">（作用在 某一特定空間的）重力 <text:span text:style-name="T99">↔</text:span><text:span text:style-name="T98">（作用在 某一特定物體的）平均分佈力</text:span>。</text:p>
                            </text:list-item>
                            <text:list-item>
                              <text:p text:style-name="P172">（作用在 某一特定空間的）重力波 <text:span text:style-name="T99">↔</text:span><text:span text:style-name="T98">（作用在 某一特定物體的）非平均分佈力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（該空間個體 蘊含的）光 <text:span text:style-name="T99">↔</text:span><text:span text:style-name="T98">（鋁箔紙 包覆的）電荷</text:span>。<text:span text:style-name="T78">（（該空間個體 蘊含的）光存在）</text:span></text:p>
                  <text:list>
                    <text:list-item>
                      <text:p text:style-name="P4">光的 傳遞速度、電能型運動 相依於 該空間個體的（材料特性的）<text:span text:style-name="T8">&lt;?</text:span><text:span text:style-name="T11">1&gt;</text:span>導電性。</text:p>
                      <text:list>
                        <text:list-item>
                          <text:p text:style-name="P4">電荷的 傳遞速度、電能型運動 相依於 鋁箔紙的（材料特性的）<text:span text:style-name="T8">&lt;?</text:span><text:span text:style-name="T11">1&gt;</text:span>導電性。</text:p>
                        </text:list-item>
                      </text:list>
                    </text:list-item>
                  </text:list>
                </text:list-item>
                <text:list-item>
                  <text:p text:style-name="P4">（該空間個體 蘊含的）光變化 <text:span text:style-name="T99">↔</text:span><text:span text:style-name="T98">（鋁箔紙 包覆的）電荷變化</text:span>。<text:span text:style-name="T85">（電荷變化 不是 電流）（電荷變化 是 電荷（本身）變化）</text:span></text:p>
                  <text:list>
                    <text:list-item>
                      <text:p text:style-name="P4">光變化的 傳遞速度、電能型運動 相依於 該空間個體的（材料特性的）<text:span text:style-name="T8">&lt;?</text:span><text:span text:style-name="T11">1&gt;</text:span>導電性。</text:p>
                      <text:list>
                        <text:list-item>
                          <text:p text:style-name="P4">電荷變化的 傳遞速度、電能型運動 相依於 鋁箔紙的（材料特性的）<text:span text:style-name="T8">&lt;?</text:span><text:span text:style-name="T11">1&gt;</text:span>導電性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<text:bookmark-start text:name="n維空間"/><text:span text:style-name="T8">n維</text:span>空間<text:bookmark-end text:name="n維空間"/></text:p>
          <text:list>
            <text:list-item>
              <text:p text:style-name="P7">假定，某一特定個體 <text:span text:style-name="T8">是（n-1)維</text:span>個體。<text:span text:style-name="T78">（假定，某一特定個體 </text:span><text:span text:style-name="T80">是 n維空間的（n-1)維</text:span><text:span text:style-name="T78">個體）</text:span></text:p>
              <text:list>
                <text:list-item>
                  <text:p text:style-name="P7">假定，該個體 新增、增加 一個 頂點、端點，在 該個體的 重心。</text:p>
                  <text:list>
                    <text:list-item>
                      <text:p text:style-name="P7">該個體 變成 <text:span text:style-name="T8">n</text:span> 維個體。</text:p>
                    </text:list-item>
                    <text:list-item>
                      <text:p text:style-name="P7">該頂點 是 第（<text:span text:style-name="T8">n+</text:span><text:span text:style-name="T14">1</text:span><text:span text:style-name="T8">）</text:span>個頂點。</text:p>
                    </text:list-item>
                    <text:list-item>
                      <text:p text:style-name="P7">明顯例子，在 三角形的 重心 新增 一個 頂點，變成 三角體。</text:p>
                    </text:list-item>
                  </text:list>
                </text:list-item>
                <text:list-item>
                  <text:p text:style-name="P7">假定，某一特定觀測個體 觀測 該個體。</text:p>
                </text:list-item>
                <text:list-item>
                  <text:p text:style-name="P7">假定，該觀測個體 最靠近、最接近 <text:span text:style-name="T8">第（n+</text:span><text:span text:style-name="T17">1</text:span><text:span text:style-name="T8">）個</text:span>頂點。</text:p>
                </text:list-item>
                <text:list-item>
                  <text:p text:style-name="P7">假定，該觀測個體 有（<text:span text:style-name="T12">n-1）</text:span><text:span text:style-name="T102">維視覺</text:span>。</text:p>
                  <text:list>
                    <text:list-item>
                      <text:p text:style-name="P7">該觀測個體 看得到 該個體的 表面、正面、外體。</text:p>
                    </text:list-item>
                  </text:list>
                </text:list-item>
                <text:list-item>
                  <text:p text:style-name="P7">假定，該觀測個體 沒有 <text:span text:style-name="T12">n</text:span><text:span text:style-name="T102">維</text:span>視覺。</text:p>
                  <text:list>
                    <text:list-item>
                      <text:p text:style-name="P7">該觀測個體 看不到 該個體的 裡面、背面、內體。</text:p>
                    </text:list-item>
                  </text:list>
                </text:list-item>
                <text:list-item>
                  <text:p text:style-name="P7">假定，該個體、該觀測個體 沒有 位移、旋轉。</text:p>
                  <text:list>
                    <text:list-item>
                      <text:p text:style-name="P7">該觀測個體的 視覺 加上 思覺 有機率會認定，該個體 是<text:span text:style-name="T8">（</text:span><text:span text:style-name="T18">n-1</text:span><text:span text:style-name="T8">）</text:span><text:span text:style-name="T102">維個</text:span>體。</text:p>
                    </text:list-item>
                    <text:list-item>
                      <text:p text:style-name="P7">該觀測個體的 觸覺 加上 思覺 有機率會認定，該個體 是 <text:span text:style-name="T12">n</text:span><text:span text:style-name="T102">維個</text:span>體。</text:p>
                    </text:list-item>
                  </text:list>
                </text:list-item>
                <text:list-item>
                  <text:p text:style-name="P7">明顯例子<text:span text:style-name="T8">，</text:span><text:span text:style-name="T19">n = 3</text:span>。</text:p>
                  <text:list>
                    <text:list-item>
                      <text:p text:style-name="P7">某一特定個體 是 三角體。</text:p>
                    </text:list-item>
                    <text:list-item>
                      <text:p text:style-name="P7">該個體的 <text:span text:style-name="T8">第</text:span><text:span text:style-name="T16">4</text:span>個頂點 在 三角形的 重心。</text:p>
                    </text:list-item>
                    <text:list-item>
                      <text:p text:style-name="P7">某一特定觀測個體 最靠近、最接近（該個體 的）<text:span text:style-name="T8">第</text:span><text:span text:style-name="T16">4</text:span><text:span text:style-name="T8">個</text:span>頂點。</text:p>
                    </text:list-item>
                    <text:list-item>
                      <text:p text:style-name="P7">該個體 是 <text:span text:style-name="T20">3維</text:span><text:span text:style-name="T103">個體。</text:span></text:p>
                    </text:list-item>
                    <text:list-item>
                      <text:p text:style-name="P7">該觀測個體<text:span text:style-name="T8"> 有 </text:span><text:span text:style-name="T20">2維</text:span><text:span text:style-name="T103">視覺、平面視覺</text:span>。</text:p>
                    </text:list-item>
                    <text:list-item>
                      <text:p text:style-name="P7">該觀測個體 會看到，四個點。</text:p>
                    </text:list-item>
                    <text:list-item>
                      <text:p text:style-name="P7">該觀測個體 會看到，六條線。</text:p>
                    </text:list-item>
                    <text:list-item>
                      <text:p text:style-name="P7">該觀測個體 會看到，該個體的 表面 是 一個 正面（大）三角形。</text:p>
                    </text:list-item>
                    <text:list-item>
                      <text:p text:style-name="P7">該觀測個體 會看到，正面（大）三角形 由 三個（相鄰的）正面（小）三角形 組成。</text:p>
                      <text:list>
                        <text:list-item>
                          <text:p text:style-name="P7">該觀測個體 有機率認定，該個體 是 <text:span text:style-name="T8">2維</text:span>個體、平面個體。</text:p>
                        </text:list-item>
                      </text:list>
                    </text:list-item>
                    <text:list-item>
                      <text:p text:style-name="P7">該觀測個體 會摸到，（正面（大）三角形 由）三個（相鄰的）斜面（小）三角形 組成。</text:p>
                      <text:list>
                        <text:list-item>
                          <text:p text:style-name="P7">該觀測個體 有機率認定，該個體 是 <text:span text:style-name="T13">3</text:span><text:span text:style-name="T104">維個體、立體個體。</text:span></text:p>
                        </text:list-item>
                        <text:list-item>
                          <text:p text:style-name="P7">假定，該觀測個體 使用 手，從 <text:span text:style-name="T8">第4個頂</text:span>點 開始、往外，持續 接觸、觸摸 該個體。</text:p>
                          <text:list>
                            <text:list-item>
                              <text:p text:style-name="P7">該觀測個體 有機率認定，越摸越遠、手要越伸越長。</text:p>
                            </text:list-item>
                            <text:list-item>
                              <text:p text:style-name="P7">該觀測個體的 思覺 有機率會出現 混亂狀態。</text:p>
                              <text:list>
                                <text:list-item>
                                  <text:p text:style-name="P7">原因很明顯，該觀測個體的 視覺 加上 思覺 有機率認定，該個體 是 <text:span text:style-name="T8">2維</text:span>。</text:p>
                                </text:list-item>
                                <text:list-item>
                                  <text:p text:style-name="P7">原因很明顯，該觀測個體的 觸覺 加上 思覺 有機率認定，該個體 是 <text:span text:style-name="T15">3</text:span><text:span text:style-name="T8">維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假定，該觀測個體 沒有、無法 破壞 該個體。</text:p>
                      <text:list>
                        <text:list-item>
                          <text:p text:style-name="P7">假定，該觀測個體 平移、旋轉 其中一個（小）三角形。</text:p>
                          <text:list>
                            <text:list-item>
                              <text:p text:style-name="P7">其他兩個（小）三角形、（大）三角形 無法 固定不動。</text:p>
                            </text:list-item>
                            <text:list-item>
                              <text:p text:style-name="P7">其他兩個（小）三角形、（大）三角形 會（相依型）跟著 移動、運動、變化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<text:span text:style-name="T16">高</text:span><text:span text:style-name="T8">維</text:span>個體 的 明顯例子，電磁場。</text:p>
              <text:list>
                <text:list-item>
                  <text:p text:style-name="P7">假定，某一特定個體 使用 磁覺，觀測 某一特定電磁場。</text:p>
                </text:list-item>
                <text:list-item>
                  <text:p text:style-name="P7">假定，該觀測個體 沒有、無法 破壞 該電磁場。</text:p>
                  <text:list>
                    <text:list-item>
                      <text:p text:style-name="P7">假定，該觀測個體 推動 電場。</text:p>
                      <text:list>
                        <text:list-item>
                          <text:p text:style-name="P7">磁場 無法 固定不動。</text:p>
                        </text:list-item>
                        <text:list-item>
                          <text:p text:style-name="P7">磁場 會（相依型）跟著 移動、運動、變化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bookmark-start text:name="擁有、包覆、蘊含、宗疊"/>擁有、包覆、蘊含、宗疊<text:bookmark-end text:name="擁有、包覆、蘊含、宗疊"/></text:p>
          <text:list>
            <text:list-item>
              <text:p text:style-name="P9">擁有、包覆、蘊含、宗疊。</text:p>
              <text:list>
                <text:list-item>
                  <text:p text:style-name="P10"><text:span text:style-name="T8">假定，&lt;?</text:span><text:span text:style-name="T57">a&gt;個體 擁有 </text:span><text:span text:style-name="T8">&lt;?</text:span><text:span text:style-name="T60">b</text:span><text:span text:style-name="T8">&gt;</text:span><text:span text:style-name="T57">個</text:span><text:span text:style-name="T105">體</text:span><text:span text:style-name="T8">。</text:span></text:p>
                  <text:list>
                    <text:list-item>
                      <text:p text:style-name="P11"><text:span text:style-name="T8">&lt;?</text:span><text:span text:style-name="T57">a&gt;個體 部分型擁有、完全型擁有 </text:span><text:span text:style-name="T8">&lt;?</text:span><text:span text:style-name="T60">b</text:span><text:span text:style-name="T8">&gt;</text:span><text:span text:style-name="T57">個</text:span><text:span text:style-name="T105">體</text:span><text:span text:style-name="T57">。</text:span></text:p>
                      <text:list>
                        <text:list-item>
                          <text:p text:style-name="P12"><text:span text:style-name="T57">a </text:span><text:span text:style-name="T107">=</text:span><text:span text:style-name="T57"> </text:span><text:span text:style-name="T60">b</text:span><text:span text:style-name="T8">。</text:span></text:p>
                        </text:list-item>
                        <text:list-item>
                          <text:p text:style-name="P9"><text:span text:style-name="T8">&lt;?</text:span><text:span text:style-name="T60">b</text:span><text:span text:style-name="T8">&gt;個體 是 &lt;?</text:span><text:span text:style-name="T57">a</text:span><text:span text:style-name="T8">&gt;個體</text:span><text:span text:style-name="T58">的 一部分、內在物質。</text:span></text:p>
                        </text:list-item>
                        <text:list-item>
                          <text:p text:style-name="P13">明顯例子，地球 擁有 大氣<text:span text:style-name="T58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4"><text:span text:style-name="T8">假定，&lt;?</text:span><text:span text:style-name="T57">a</text:span><text:span text:style-name="T8">&gt;個體 包覆 &lt;?</text:span><text:span text:style-name="T60">b</text:span><text:span text:style-name="T8">&gt;個</text:span>體。</text:p>
                  <text:list>
                    <text:list-item>
                      <text:p text:style-name="P61"><text:span text:style-name="T59">&lt;?</text:span><text:span text:style-name="T57">a</text:span><text:span text:style-name="T59">&gt;個體 開放型包覆、封閉型包覆 &lt;?</text:span><text:span text:style-name="T60">b</text:span><text:span text:style-name="T59">&gt;個</text:span><text:span text:style-name="T122">體</text:span>。</text:p>
                      <text:list>
                        <text:list-item>
                          <text:p text:style-name="P62"><text:span text:style-name="T8">a = </text:span><text:span text:style-name="T60">b</text:span>。</text:p>
                        </text:list-item>
                        <text:list-item>
                          <text:p text:style-name="P63"><text:span text:style-name="T59">&lt;?</text:span><text:span text:style-name="T60">b</text:span><text:span text:style-name="T59">&gt;個體 不是 &lt;?</text:span><text:span text:style-name="T57">a</text:span><text:span text:style-name="T59">&gt;個體</text:span><text:span text:style-name="T58">的 一部分、內在物質</text:span>。</text:p>
                        </text:list-item>
                        <text:list-item>
                          <text:p text:style-name="P64"><text:span text:style-name="T122">明顯例子，大氣 包覆 大海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5"><text:span text:style-name="T8">假定，&lt;?</text:span><text:span text:style-name="T57">a&gt;個體 蘊含 &lt;?b&gt;個</text:span><text:span text:style-name="T105">體。</text:span></text:p>
                  <text:list>
                    <text:list-item>
                      <text:p text:style-name="P15"><text:span text:style-name="T8">&lt;?</text:span><text:span text:style-name="T57">a&gt;個體 部分型蘊含、完全型蘊含 </text:span><text:span text:style-name="T8">&lt;?</text:span><text:span text:style-name="T60">b</text:span><text:span text:style-name="T8">&gt;</text:span><text:span text:style-name="T57">個</text:span><text:span text:style-name="T105">體</text:span><text:span text:style-name="T57">。</text:span></text:p>
                      <text:list>
                        <text:list-item>
                          <text:p text:style-name="P65"><text:span text:style-name="T8">a &gt; b</text:span>。</text:p>
                        </text:list-item>
                        <text:list-item>
                          <text:p text:style-name="P66"><text:span text:style-name="T59">&lt;?</text:span><text:span text:style-name="T58">b&gt;個體 是 &lt;?a&gt;個體的 一部分、內在物質</text:span>。</text:p>
                        </text:list-item>
                        <text:list-item>
                          <text:p text:style-name="P67"><text:span text:style-name="T122">明顯例子，大海 蘊含 力、聲波。</text:span><text:span text:style-name="T58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4"><text:span text:style-name="T8">假定，&lt;?</text:span><text:span text:style-name="T57">a&gt;個體 </text:span>宗<text:span text:style-name="T57">疊 &lt;?</text:span><text:span text:style-name="T61">b</text:span><text:span text:style-name="T57">&gt;個</text:span><text:span text:style-name="T105">體</text:span>。</text:p>
                  <text:list>
                    <text:list-item>
                      <text:p text:style-name="P16"><text:span text:style-name="T8">&lt;?</text:span><text:span text:style-name="T57">a&gt;個體、&lt;?</text:span><text:span text:style-name="T61">b</text:span><text:span text:style-name="T57">&gt;個</text:span><text:span text:style-name="T105">體 </text:span>宗<text:span text:style-name="T105">疊、沒有（直接）相依</text:span>。</text:p>
                      <text:list>
                        <text:list-item>
                          <text:p text:style-name="P68">宗疊。</text:p>
                          <text:list>
                            <text:list-item>
                              <text:p text:style-name="P68"><text:span text:style-name="T21">不用 重疊 來 稱呼</text:span>。</text:p>
                              <text:list>
                                <text:list-item>
                                  <text:p text:style-name="P68"><text:span text:style-name="T21">使用 重疊 來 稱呼、命名 容易 被誤會</text:span>。</text:p>
                                </text:list-item>
                                <text:list-item>
                                  <text:p text:style-name="P68"><text:span text:style-name="T21">原因很明顯，重疊 是 日常用語（把物體放在一起）</text:span>。</text:p>
                                </text:list-item>
                              </text:list>
                            </text:list-item>
                            <text:list-item>
                              <text:p text:style-name="P69"><text:span text:style-name="T21">使用 宗疊 來 稱呼</text:span>。</text:p>
                              <text:list>
                                <text:list-item>
                                  <text:p text:style-name="P69"><text:span text:style-name="T21">重 和 宗 的 發音 極度相似</text:span>。</text:p>
                                </text:list-item>
                                <text:list-item>
                                  <text:p text:style-name="P70">使用、沿用 宗量 的 命名方式、命名規則、命名規律，來 命名。</text:p>
                                </text:list-item>
                                <text:list-item>
                                  <text:p text:style-name="P71"><text:span text:style-name="T21">宗 蘊含 特殊意義、宗量的意思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2"><text:span text:style-name="T59">&lt;?</text:span><text:span text:style-name="T57">a&gt;個體 同位型</text:span><text:span text:style-name="T122">宗</text:span><text:span text:style-name="T57">疊、不同位型宗疊 &lt;?</text:span><text:span text:style-name="T61">b</text:span><text:span text:style-name="T57">&gt;個</text:span><text:span text:style-name="T105">體</text:span><text:span text:style-name="T62">。</text:span></text:p>
                      <text:list>
                        <text:list-item>
                          <text:p text:style-name="P73"><text:span text:style-name="T62">n </text:span><text:span text:style-name="T106">≥</text:span><text:span text:style-name="T62"> </text:span><text:span text:style-name="T8">a</text:span><text:span text:style-name="T62"> </text:span><text:span text:style-name="T106">≥</text:span><text:span text:style-name="T62"> u。</text:span></text:p>
                        </text:list-item>
                        <text:list-item>
                          <text:p text:style-name="P71"><text:span text:style-name="T62">n </text:span><text:span text:style-name="T106">≥</text:span><text:span text:style-name="T62"> </text:span><text:span text:style-name="T61">b</text:span><text:span text:style-name="T62"> </text:span><text:span text:style-name="T106">≥</text:span><text:span text:style-name="T62"> u</text:span>。</text:p>
                        </text:list-item>
                        <text:list-item>
                          <text:p text:style-name="P74"><text:span text:style-name="T59">&lt;?</text:span><text:span text:style-name="T60">b</text:span><text:span text:style-name="T59">&gt;個體 不是 &lt;?</text:span><text:span text:style-name="T57">a</text:span><text:span text:style-name="T59">&gt;個體</text:span><text:span text:style-name="T58">的 一部分、內在物質</text:span>。</text:p>
                        </text:list-item>
                        <text:list-item>
                          <text:p text:style-name="P75"><text:span text:style-name="T8">&lt;?</text:span><text:span text:style-name="T55">a&gt;個體 有機率認定，&lt;?</text:span><text:span text:style-name="T63">b</text:span><text:span text:style-name="T55">&gt;個體 是</text:span><text:span text:style-name="T108">（人類 認定的）超空間、異次元、異世界 個體。</text:span></text:p>
                        </text:list-item>
                        <text:list-item>
                          <text:p text:style-name="P75"><text:span text:style-name="T8">&lt;?</text:span><text:span text:style-name="T63">b</text:span><text:span text:style-name="T55">&gt;個體 有機率認定，&lt;?</text:span><text:span text:style-name="T64">a</text:span><text:span text:style-name="T55">&gt;個體 是</text:span><text:span text:style-name="T108">（人類 認定的）超空間、異次元、異世界 個體</text:span>。</text:p>
                        </text:list-item>
                        <text:list-item>
                          <text:p text:style-name="P76"><text:span text:style-name="T122">明顯例子，聲波的 振幅、頻率 宗疊</text:span>。</text:p>
                        </text:list-item>
                        <text:list-item>
                          <text:p text:style-name="P77"><text:span text:style-name="T122">明顯例子，</text:span><text:span text:style-name="T42">RGB圖片的 R、G、B</text:span><text:span text:style-name="T59"> </text:span><text:span text:style-name="T122">宗疊</text:span>。</text:p>
                          <text:list>
                            <text:list-item>
                              <text:p text:style-name="P78"><text:span text:style-name="T42">RGB圖片，R </text:span><text:span text:style-name="T122">宗疊 </text:span><text:span text:style-name="T42">G </text:span><text:span text:style-name="T122">宗疊 </text:span><text:span text:style-name="T42">B</text:span>。</text:p>
                            </text:list-item>
                          </text:list>
                        </text:list-item>
                        <text:list-item>
                          <text:p text:style-name="P76">同位型宗疊 的 明顯例子，假定，某一特<text:span text:style-name="T22">定RGB</text:span>圖<text:span text:style-name="T22">片的 尺寸是 </text:span><text:span text:style-name="T33">10000 * 10000</text:span>。</text:p>
                          <text:list>
                            <text:list-item>
                              <text:p text:style-name="P79"><text:span text:style-name="T22">假定，R圖片、G圖片、B圖片 的尺寸 都是 </text:span><text:span text:style-name="T33">10000 * 10000</text:span><text:span text:style-name="T123">。</text:span></text:p>
                            </text:list-item>
                            <text:list-item>
                              <text:p text:style-name="P79">該圖片<text:span text:style-name="T22">的 R圖片、G圖片、B圖片 </text:span>同位型宗疊。</text:p>
                            </text:list-item>
                            <text:list-item>
                              <text:p text:style-name="P80">該圖片<text:span text:style-name="T22">的 某一特定像素的，R個體、G個體、B個體 </text:span>同位型宗疊。</text:p>
                            </text:list-item>
                          </text:list>
                        </text:list-item>
                        <text:list-item>
                          <text:p text:style-name="P81">明顯例子，假定，某一特<text:span text:style-name="T22">定RGB</text:span>圖<text:span text:style-name="T22">片的 尺寸是 </text:span><text:span text:style-name="T33">10000 * 10000</text:span>。</text:p>
                          <text:list>
                            <text:list-item>
                              <text:p text:style-name="P82"><text:span text:style-name="T22">假定，R圖片、G圖片 的尺寸 都是 </text:span><text:span text:style-name="T33">10000 * 10000</text:span>。</text:p>
                            </text:list-item>
                            <text:list-item>
                              <text:p text:style-name="P83"><text:span text:style-name="T22">假定，R圖片、</text:span><text:span text:style-name="T41">G圖片、B圖片 </text:span><text:span text:style-name="T22">的 解析度 都是 </text:span><text:span text:style-name="T39">144 DPI</text:span><text:span text:style-name="T22">。</text:span></text:p>
                            </text:list-item>
                            <text:list-item>
                              <text:p text:style-name="P81"><text:span text:style-name="T22">假定，B圖片 縮小成 </text:span><text:span text:style-name="T34">100</text:span><text:span text:style-name="T35">0</text:span><text:span text:style-name="T34"> * 100</text:span><text:span text:style-name="T124">。</text:span></text:p>
                              <text:list>
                                <text:list-item>
                                  <text:p text:style-name="P84"><text:span text:style-name="T22">B圖片 的尺寸 是 </text:span><text:span text:style-name="T33">1000 * 100</text:span>。</text:p>
                                </text:list-item>
                              </text:list>
                            </text:list-item>
                            <text:list-item>
                              <text:p text:style-name="P84"><text:span text:style-name="T22">假定，R圖片、</text:span><text:span text:style-name="T41">G圖片 沒有 錯位</text:span>。</text:p>
                              <text:list>
                                <text:list-item>
                                  <text:p text:style-name="P84">沒有 錯位 的 明顯例子。</text:p>
                                  <text:list>
                                    <text:list-item>
                                      <text:p text:style-name="P84"><text:span text:style-name="T22">R圖片、G</text:span>圖片 的 形狀、大小、角度、偏移、解析度、坐標系，都 相同。</text:p>
                                    </text:list-item>
                                    <text:list-item>
                                      <text:p text:style-name="P84"><text:span text:style-name="T22">偏移 相同 的 明顯例子，R圖片的左上點位置 在 G</text:span>圖片的<text:span text:style-name="T22">左上點位置</text:span>。</text:p>
                                    </text:list-item>
                                    <text:list-item>
                                      <text:p text:style-name="P85"><text:span text:style-name="T22">偏移 不同 的 明顯例子，R圖片的左上點位置 在 G</text:span>圖片的左下點<text:span text:style-name="T22">位置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62">假定，某一特定範圍 是 該RGB圖片以內、B圖片以外 的 範圍。</text:p>
                              <text:list>
                                <text:list-item>
                                  <text:p text:style-name="P86"><text:span text:style-name="T22">假定，該範圍</text:span>的 藍<text:span text:style-name="T22">色值 都是 </text:span><text:span text:style-name="T36">0</text:span><text:span text:style-name="T125">。</text:span></text:p>
                                </text:list-item>
                                <text:list-item>
                                  <text:p text:style-name="P86"><text:span text:style-name="T22">B個體 有機率認定，該範圍 是 </text:span><text:span text:style-name="T37">真空、</text:span><text:span text:style-name="T22">不存在、</text:span>一片虛無。</text:p>
                                </text:list-item>
                              </text:list>
                            </text:list-item>
                            <text:list-item>
                              <text:p text:style-name="P87">該圖片<text:span text:style-name="T22">的 R圖片、G圖片、B圖片 </text:span>宗疊。</text:p>
                              <text:list>
                                <text:list-item>
                                  <text:p text:style-name="P87">該圖片<text:span text:style-name="T22">的 R圖片、G圖片 </text:span>同位型宗疊。</text:p>
                                </text:list-item>
                                <text:list-item>
                                  <text:p text:style-name="P87">該圖片<text:span text:style-name="T22">的 R圖片、B圖片 </text:span><text:span text:style-name="T57">不同位型宗疊</text:span><text:span text:style-name="T22">。</text:span></text:p>
                                </text:list-item>
                                <text:list-item>
                                  <text:p text:style-name="P88">該圖片<text:span text:style-name="T22">的 G圖片、B圖片 </text:span><text:span text:style-name="T57">不同位型宗疊</text:span><text:span text:style-name="T22">。</text:span></text:p>
                                </text:list-item>
                              </text:list>
                            </text:list-item>
                            <text:list-item>
                              <text:p text:style-name="P89">該圖片<text:span text:style-name="T22">的 某一特定像素的，R個體、G個體、B個體 </text:span>宗疊。</text:p>
                              <text:list>
                                <text:list-item>
                                  <text:p text:style-name="P89">該圖片<text:span text:style-name="T22">的 某一特定像素的，R個體、G個體 </text:span>同位型宗疊<text:span text:style-name="T22">。</text:span></text:p>
                                </text:list-item>
                                <text:list-item>
                                  <text:p text:style-name="P89">該圖片<text:span text:style-name="T22">的 某一特定像素的，R個體、B個體 </text:span><text:span text:style-name="T57">不同位型宗疊</text:span><text:span text:style-name="T22">。</text:span></text:p>
                                </text:list-item>
                                <text:list-item>
                                  <text:p text:style-name="P88">該圖片<text:span text:style-name="T22">的 某一特定像素的，G個體、B個體 </text:span><text:span text:style-name="T57">不同位型宗疊</text:span><text:span text:style-name="T22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0">明顯例子，假定，某一特<text:span text:style-name="T22">定RGB</text:span>圖<text:span text:style-name="T22">片的 尺寸是 </text:span><text:span text:style-name="T33">10000 * 10000</text:span><text:span text:style-name="T22">。</text:span></text:p>
                          <text:list>
                            <text:list-item>
                              <text:p text:style-name="P90"><text:span text:style-name="T22">假定，R圖片、G圖片、</text:span><text:span text:style-name="T38">B圖片</text:span><text:span text:style-name="T22"> 的尺寸 都是 </text:span><text:span text:style-name="T33">10000 * 10000</text:span><text:span text:style-name="T22">。</text:span></text:p>
                            </text:list-item>
                            <text:list-item>
                              <text:p text:style-name="P90"><text:span text:style-name="T22">假定，R圖片、</text:span><text:span text:style-name="T41">G圖片 </text:span><text:span text:style-name="T22">的 解析度 都是 </text:span><text:span text:style-name="T39">144 DPI</text:span><text:span text:style-name="T22">。</text:span></text:p>
                            </text:list-item>
                            <text:list-item>
                              <text:p text:style-name="P91"><text:span text:style-name="T22">假定，</text:span><text:span text:style-name="T40">B</text:span><text:span text:style-name="T22">圖片的 解析度 是 </text:span><text:span text:style-name="T40">72</text:span><text:span text:style-name="T39"> DPI</text:span><text:span text:style-name="T22">。</text:span></text:p>
                            </text:list-item>
                            <text:list-item>
                              <text:p text:style-name="P92"><text:span text:style-name="T22">假定，R圖片、</text:span><text:span text:style-name="T41">G圖片、B圖片 沒有 錯位</text:span>。</text:p>
                            </text:list-item>
                            <text:list-item>
                              <text:p text:style-name="P91">該圖片<text:span text:style-name="T22">的 R圖片、G圖片、B圖片 </text:span>宗疊。</text:p>
                              <text:list>
                                <text:list-item>
                                  <text:p text:style-name="P91">該圖片<text:span text:style-name="T22">的 R圖片、G圖片 </text:span>同位型宗疊。</text:p>
                                </text:list-item>
                                <text:list-item>
                                  <text:p text:style-name="P91">該圖片<text:span text:style-name="T22">的 R圖片、B圖片 </text:span><text:span text:style-name="T57">不同位型宗疊</text:span><text:span text:style-name="T22">。</text:span></text:p>
                                </text:list-item>
                                <text:list-item>
                                  <text:p text:style-name="P91">該圖片<text:span text:style-name="T22">的 G圖片、B圖片 </text:span><text:span text:style-name="T57">不同位型宗疊</text:span><text:span text:style-name="T22">。</text:span></text:p>
                                </text:list-item>
                              </text:list>
                            </text:list-item>
                            <text:list-item>
                              <text:p text:style-name="P91">該圖片<text:span text:style-name="T22">的 某一特定像素的，R個體、G個體、B個體 </text:span>宗疊。</text:p>
                              <text:list>
                                <text:list-item>
                                  <text:p text:style-name="P91">該圖片<text:span text:style-name="T22">的 某一特定像素的，R個體、G個體 </text:span>同位型宗疊<text:span text:style-name="T22">。</text:span></text:p>
                                </text:list-item>
                                <text:list-item>
                                  <text:p text:style-name="P91">該圖片<text:span text:style-name="T22">的 某一特定像素的，R個體、B個體 </text:span><text:span text:style-name="T57">不同位型宗疊</text:span><text:span text:style-name="T22">。</text:span></text:p>
                                </text:list-item>
                                <text:list-item>
                                  <text:p text:style-name="P93"><text:span text:style-name="T22">該圖片的 某一特定像素的，G個體、B個體 </text:span><text:span text:style-name="T32">不同位型宗疊</text:span><text:span text:style-name="T22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3">明顯例子，假定，某一特<text:span text:style-name="T22">定RGB</text:span>圖<text:span text:style-name="T22">片的 尺寸是 </text:span><text:span text:style-name="T33">10000 * 10000</text:span><text:span text:style-name="T22">。</text:span></text:p>
                          <text:list>
                            <text:list-item>
                              <text:p text:style-name="P93"><text:span text:style-name="T22">假定，R圖片、G圖片、</text:span><text:span text:style-name="T38">B圖片</text:span><text:span text:style-name="T22"> 的尺寸 都是 </text:span><text:span text:style-name="T33">10000 * 10000</text:span><text:span text:style-name="T22">。</text:span></text:p>
                            </text:list-item>
                            <text:list-item>
                              <text:p text:style-name="P93"><text:span text:style-name="T22">假定，R圖片、</text:span><text:span text:style-name="T41">G圖片 沒有 錯位</text:span><text:span text:style-name="T22">。</text:span></text:p>
                            </text:list-item>
                            <text:list-item>
                              <text:p text:style-name="P93"><text:span text:style-name="T22">假定，G圖片、</text:span><text:span text:style-name="T38">B圖片</text:span><text:span text:style-name="T41"> 有 錯位</text:span><text:span text:style-name="T22">。</text:span></text:p>
                            </text:list-item>
                            <text:list-item>
                              <text:p text:style-name="P93">該圖片<text:span text:style-name="T22">的 R圖片、G圖片、B圖片 </text:span>宗疊。</text:p>
                              <text:list>
                                <text:list-item>
                                  <text:p text:style-name="P93">該圖片<text:span text:style-name="T22">的 R圖片、G圖片 </text:span>同位型宗疊。</text:p>
                                </text:list-item>
                                <text:list-item>
                                  <text:p text:style-name="P93">該圖片<text:span text:style-name="T22">的 R圖片、B圖片 </text:span><text:span text:style-name="T57">不同位型宗疊</text:span><text:span text:style-name="T22">。</text:span></text:p>
                                </text:list-item>
                                <text:list-item>
                                  <text:p text:style-name="P93">該圖片<text:span text:style-name="T22">的 G圖片、B圖片 </text:span><text:span text:style-name="T57">不同位型宗疊</text:span><text:span text:style-name="T22">。</text:span></text:p>
                                </text:list-item>
                              </text:list>
                            </text:list-item>
                            <text:list-item>
                              <text:p text:style-name="P93">該圖片<text:span text:style-name="T22">的 某一特定像素的，R個體、G個體、B個體 </text:span>宗疊。</text:p>
                              <text:list>
                                <text:list-item>
                                  <text:p text:style-name="P93">該圖片<text:span text:style-name="T22">的 某一特定像素的，R個體、G個體 </text:span>同位型宗疊<text:span text:style-name="T22">。</text:span></text:p>
                                </text:list-item>
                                <text:list-item>
                                  <text:p text:style-name="P93">該圖片<text:span text:style-name="T22">的 某一特定像素的，R個體、B個體 </text:span><text:span text:style-name="T57">不同位型宗疊</text:span><text:span text:style-name="T22">。</text:span></text:p>
                                </text:list-item>
                                <text:list-item>
                                  <text:p text:style-name="P93"><text:span text:style-name="T22">該圖片的 某一特定像素的，G個體、B個體 </text:span><text:span text:style-name="T32">不同位型宗疊</text:span><text:span text:style-name="T22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"><text:span text:style-name="T105">沒有（直接）相依 的 明顯例子，假定，有 </text:span><text:span text:style-name="T32">某一特定RGB圖</text:span><text:span text:style-name="T105">片</text:span>。</text:p>
                      <text:list>
                        <text:list-item>
                          <text:p text:style-name="P94"><text:span text:style-name="T22">該RGB圖案的 紅色值、綠色值、藍色值 宗疊</text:span>。</text:p>
                          <text:list>
                            <text:list-item>
                              <text:p text:style-name="P163">該RGB圖案的 紅色值 改變，綠色值、藍色值 不會 改變。</text:p>
                            </text:list-item>
                            <text:list-item>
                              <text:p text:style-name="P95">紅色值 沒有（直接）相依於 <text:span text:style-name="T22">綠色值、藍色值</text:span>。</text:p>
                            </text:list-item>
                            <text:list-item>
                              <text:p text:style-name="P96"><text:span text:style-name="T22">綠色值</text:span> 沒有（直接）相依於 紅色值<text:span text:style-name="T22">、藍色值</text:span>。</text:p>
                              <text:list>
                                <text:list-item>
                                  <text:p text:style-name="P96">紅色值、<text:span text:style-name="T22">綠色值、藍色值</text:span> <text:span text:style-name="T105">沒有（直接）相依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64">該RGB圖案，濃度值（部分）擁有 紅色值、綠色值、藍色值。</text:p>
                          <text:list>
                            <text:list-item>
                              <text:p text:style-name="P96"><text:span text:style-name="T22">該RGB圖案的 濃度值 改變，紅色值、綠色值、藍色值（同時 被）改變</text:span>。</text:p>
                              <text:list>
                                <text:list-item>
                                  <text:p text:style-name="P97">紅色值、<text:span text:style-name="T22">濃度值 有</text:span>（直接）相依。</text:p>
                                </text:list-item>
                                <text:list-item>
                                  <text:p text:style-name="P98"><text:span text:style-name="T22">綠</text:span>色值、<text:span text:style-name="T22">濃度值 有</text:span>（直接）相依。</text:p>
                                </text:list-item>
                                <text:list-item>
                                  <text:p text:style-name="P98"><text:span text:style-name="T22">藍</text:span>色值、<text:span text:style-name="T22">濃度值 有</text:span>（直接）相依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">擁有、包覆、蘊含、宗疊 的 明顯例子。</text:p>
              <text:list>
                <text:list-item>
                  <text:p text:style-name="P18">明顯例子，地球個體 擁有 地球空氣。</text:p>
                  <text:list>
                    <text:list-item>
                      <text:p text:style-name="P9">地球空氣 包覆 地球海水。</text:p>
                    </text:list-item>
                    <text:list-item>
                      <text:p text:style-name="P19">地球海水 蘊含 力個體。</text:p>
                    </text:list-item>
                    <text:list-item>
                      <text:p text:style-name="P16">力個體的（波 的）振幅、頻率（互相、相互）宗疊。</text:p>
                    </text:list-item>
                  </text:list>
                </text:list-item>
                <text:list-item>
                  <text:p text:style-name="P20">明顯例子，（<text:span text:style-name="T8">RGB</text:span>型）顏色 蘊含 紅色、綠色、藍色。</text:p>
                  <text:list>
                    <text:list-item>
                      <text:p text:style-name="P16">紅色、綠色、藍色 宗疊。</text:p>
                      <text:list>
                        <text:list-item>
                          <text:p text:style-name="P16">（<text:span text:style-name="T8">RGB</text:span>型）顏色的 紅色、綠色、藍色 宗疊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"><text:bookmark-start text:name="投影世界觀"/>投影世界觀<text:bookmark-end text:name="投影世界觀"/></text:p>
          <text:list>
            <text:list-item>
              <text:p text:style-name="P21">明顯例子，假定，太陽光 照射 電風扇。</text:p>
              <text:list>
                <text:list-item>
                  <text:p text:style-name="P59">太陽<text:span text:style-name="T92"> </text:span><text:span text:style-name="T99">↔</text:span><text:span text:style-name="T92"> 產生 光的 某一特定個體</text:span>。</text:p>
                </text:list-item>
                <text:list-item>
                  <text:p text:style-name="P60">光<text:span text:style-name="T92"> </text:span><text:span text:style-name="T99">↔</text:span><text:span text:style-name="T92"> 產生 投影世界的 某一特定個體</text:span>。</text:p>
                </text:list-item>
                <text:list-item>
                  <text:p text:style-name="P59">電風扇（本身）<text:span text:style-name="T99">↔</text:span><text:span text:style-name="T92"> 真實世界</text:span>。</text:p>
                </text:list-item>
                <text:list-item>
                  <text:p text:style-name="P59">電風扇的 影子<text:span text:style-name="T92"> </text:span><text:span text:style-name="T99">↔</text:span><text:span text:style-name="T92"> </text:span>投影世界。</text:p>
                  <text:list>
                    <text:list-item>
                      <text:p text:style-name="P59">假定，真實世界 <text:span text:style-name="T22">是 </text:span><text:span text:style-name="T130">a</text:span><text:span text:style-name="T127">維。</text:span></text:p>
                    </text:list-item>
                    <text:list-item>
                      <text:p text:style-name="P59">假定，<text:span text:style-name="T22">投影世界 是 </text:span><text:span text:style-name="T130">b</text:span><text:span text:style-name="T127">維。</text:span></text:p>
                      <text:list>
                        <text:list-item>
                          <text:p text:style-name="P59"><text:span text:style-name="T133">a</text:span><text:span text:style-name="T131"> </text:span><text:span text:style-name="T132">≥</text:span><text:span text:style-name="T131"> </text:span><text:span text:style-name="T133">b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59">把 電風扇的 影子 的 存在、變化 特徵化、規律化、預測化<text:span text:style-name="T92"> </text:span><text:span text:style-name="T99">↔</text:span><text:span text:style-name="T92"> </text:span>投影世界觀。</text:p>
                </text:list-item>
              </text:list>
            </text:list-item>
            <text:list-item>
              <text:p text:style-name="P21">抽象例子，坐標系<text:span text:style-name="T92"> </text:span><text:span text:style-name="T99">↔</text:span><text:span text:style-name="T92"> 真實世界</text:span>。</text:p>
              <text:list>
                <text:list-item>
                  <text:p text:style-name="P21">坐標系上的 某一特定 線、面、存在<text:span text:style-name="T92"> </text:span><text:span text:style-name="T99">↔</text:span><text:span text:style-name="T92"> 某一特定存在型真實世界</text:span>。</text:p>
                </text:list-item>
                <text:list-item>
                  <text:p text:style-name="P21">該線、該面 的（整體的）公式<text:span text:style-name="T92"> </text:span><text:span text:style-name="T99">↔</text:span><text:span text:style-name="T92"> 投影世界觀的（人類 認定的）萬有定律、終極定律</text:span>。</text:p>
                </text:list-item>
                <text:list-item>
                  <text:p text:style-name="P22">該線、該面、該存在 的 微分的、某一特定範圍 公式<text:span text:style-name="T92"> </text:span><text:span text:style-name="T99">↔</text:span><text:span text:style-name="T92">（局部的、部分的）投影世界觀</text:span>。</text:p>
                </text:list-item>
                <text:list-item>
                  <text:p text:style-name="P22">（人類 認定的）數學、物理學 要 連續、可證。</text:p>
                </text:list-item>
                <text:list-item>
                  <text:p text:style-name="P22">存在型真實世界 有機率 連續、不連續、可證、不可證、可知、不可知、可微、不可微。</text:p>
                </text:list-item>
                <text:list-item>
                  <text:p text:style-name="P23">投影世界觀 有機率 連續、不連續、可證、不可證、可知、不可知、可微、不可微、可積。</text:p>
                  <text:list>
                    <text:list-item>
                      <text:p text:style-name="P24">連續、可證、可知 的 存在型真實世界 有機率非監督式學習 成（人類 認定的）物理學。</text:p>
                    </text:list-item>
                    <text:list-item>
                      <text:p text:style-name="P25">某一特定個體 有機率認定 不連續、不可證、不可知、不可微、不可積 的 存在型真實世界 是（人類 認定的）數學、物理學、哲學、神學、認知、思想、想像、幻想、妄想、過去、當下 邊界之外的、不可觸及的、無法觸及的 範圍、領域、世界、新學門、未知學門。</text:p>
                    </text:list-item>
                  </text:list>
                </text:list-item>
                <text:list-item>
                  <text:p text:style-name="P23">真實世界 有機率 連續、不連續、可證、不可證、可知、不可知、可微、不可微、可積。</text:p>
                  <text:list>
                    <text:list-item>
                      <text:p text:style-name="P26">真實世界 有機<text:span text:style-name="T8">率有 </text:span><text:span text:style-name="T54">0</text:span><text:span text:style-name="T109">個</text:span><text:span text:style-name="T54">（以上</text:span><text:span text:style-name="T109">）存在型真實世界。</text:span></text:p>
                      <text:list>
                        <text:list-item>
                          <text:p text:style-name="P26">存在型真實世界 有機率有<text:span text:style-name="T8"> </text:span><text:span text:style-name="T54">0</text:span><text:span text:style-name="T109">個</text:span><text:span text:style-name="T54">（以上</text:span><text:span text:style-name="T109">）投影世界觀</text:span>。</text:p>
                        </text:list-item>
                        <text:list-item>
                          <text:p text:style-name="P26"><text:span text:style-name="T109">投影世界觀</text:span> 有機率有<text:span text:style-name="T8"> </text:span><text:span text:style-name="T54">0</text:span><text:span text:style-name="T109">個</text:span><text:span text:style-name="T54">（以上</text:span><text:span text:style-name="T109">）學門</text:span>。</text:p>
                          <text:list>
                            <text:list-item>
                              <text:p text:style-name="P27">學門 的 明顯例子，神學、哲學、數學、物理學、化學、天文學、考古學、文學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">假定，坐標系 沒有 被完全填滿。</text:p>
                      <text:list>
                        <text:list-item>
                          <text:p text:style-name="P28">真實世界 蘊含，存在型真實世界、（存在型真實世界 以外的）<text:span text:style-name="T121">其他</text:span><text:span text:style-name="T53">型</text:span><text:span text:style-name="T121">真實世界</text:span>。</text:p>
                        </text:list-item>
                        <text:list-item>
                          <text:p text:style-name="P29">存在 在 存在型真實世界的 某一特定個體 有機率認定 <text:span text:style-name="T121">其他</text:span><text:span text:style-name="T53">型</text:span><text:span text:style-name="T121">真實世界</text:span><text:span text:style-name="T55">是</text:span> 一片虛無。</text:p>
                        </text:list-item>
                        <text:list-item>
                          <text:p text:style-name="P29">生存、生活 在 存在型真實世界的 該個體 有機率認定 <text:span text:style-name="T121">其他</text:span><text:span text:style-name="T53">型</text:span><text:span text:style-name="T121">真實世界</text:span><text:span text:style-name="T55">是 </text:span>一片虛無。</text:p>
                          <text:list>
                            <text:list-item>
                              <text:p text:style-name="P30">抽象例子，坐標系<text:span text:style-name="T92"> </text:span><text:span text:style-name="T99">↔</text:span><text:span text:style-name="T92"> </text:span>某一特定照片。</text:p>
                              <text:list>
                                <text:list-item>
                                  <text:p text:style-name="P27">假定，該照片 使用<text:span text:style-name="T8"> RGB表</text:span>示。</text:p>
                                </text:list-item>
                                <text:list-item>
                                  <text:p text:style-name="P27">假定，該照片 有 某一特定紅色球形圖案、某一特定綠色球形圖案。</text:p>
                                </text:list-item>
                                <text:list-item>
                                  <text:p text:style-name="P27">假定，第一個個體 生存、生活 <text:span text:style-name="T8">在 R </text:span>裡面。</text:p>
                                </text:list-item>
                                <text:list-item>
                                  <text:p text:style-name="P27">假定，第一個個體 生存、生活 在 該紅色球形圖案 裡面。</text:p>
                                </text:list-item>
                                <text:list-item>
                                  <text:p text:style-name="P173">（圖案 的 相關描述在 <text:span text:style-name="T93">能量、儲量</text:span> 文件群的 <text:span text:style-name="T10">重力波</text:span>）<text:span text:style-name="T86">（的 </text:span><text:span text:style-name="T81">假定，某一特定人類個體 貼著 該桌布 生存、生活</text:span><text:span text:style-name="T86">）</text:span></text:p>
                                </text:list-item>
                                <text:list-item>
                                  <text:p text:style-name="P31">第一個個體 有機率認定，該紅色球形圖案 裡面 萬彩繽紛。</text:p>
                                </text:list-item>
                                <text:list-item>
                                  <text:p text:style-name="P32">第一個個體 有機率認定，該紅色球形圖案 以外 是 一片虛無。</text:p>
                                </text:list-item>
                                <text:list-item>
                                  <text:p text:style-name="P33">第一個個體 有機率認定，不存在 綠色、藍色。</text:p>
                                </text:list-item>
                                <text:list-item>
                                  <text:p text:style-name="P32">假定，第二個個體 生存、生活 <text:span text:style-name="T8">在 G </text:span>裡面。</text:p>
                                </text:list-item>
                                <text:list-item>
                                  <text:p text:style-name="P31">假定，第二個個體 生存、生活 在 該紅色球形圖案 裡面。</text:p>
                                </text:list-item>
                                <text:list-item>
                                  <text:p text:style-name="P31">第二個個體 有機率認定，該綠色球形圖案 裡面 萬彩繽紛。</text:p>
                                </text:list-item>
                                <text:list-item>
                                  <text:p text:style-name="P31">第二個個體 有機率認定，該綠色球形圖案 以外 是 一片虛無。</text:p>
                                </text:list-item>
                                <text:list-item>
                                  <text:p text:style-name="P33">第二個個體 有機率認定，不存在 紅色、藍色。</text:p>
                                </text:list-item>
                                <text:list-item>
                                  <text:p text:style-name="P27">第一個個體 有機率 認知不到、感測不到 第二個個體的 存在、變化。</text:p>
                                </text:list-item>
                                <text:list-item>
                                  <text:p text:style-name="P31">第二個個體 有機率 認知不到、感測不到 第一個個體的 存在、變化。</text:p>
                                </text:list-item>
                                <text:list-item>
                                  <text:p text:style-name="P31">第一個個體、第二個個體 有機率 宗疊。</text:p>
                                </text:list-item>
                                <text:list-item>
                                  <text:p text:style-name="P31">假定，第一個個體的 本能、傳承 能夠 感測、交互作用 <text:span text:style-name="T8">紅色（R）</text:span>值。</text:p>
                                </text:list-item>
                                <text:list-item>
                                  <text:p text:style-name="P31">假<text:span text:style-name="T8">定，紅色值的 範圍 是 </text:span><text:span text:style-name="T44">0 ~ 255</text:span><text:span text:style-name="T110">。</text:span></text:p>
                                </text:list-item>
                                <text:list-item>
                                  <text:p text:style-name="P31">假定，第一個個體的 本能、傳承 能夠感測 紅色值的 範圍 <text:span text:style-name="T8">是 </text:span><text:span text:style-name="T44">90 ~ 100</text:span>。</text:p>
                                </text:list-item>
                                <text:list-item>
                                  <text:p text:style-name="P31">假定，第一個個體的 本能、傳承 能夠交互作用 紅色值的 範圍 <text:span text:style-name="T8">是 </text:span><text:span text:style-name="T65">85~95</text:span><text:span text:style-name="T111">。</text:span></text:p>
                                </text:list-item>
                                <text:list-item>
                                  <text:p text:style-name="P31">假定，某一特定像素點的 紅色值 是<text:span text:style-name="T8"> 93</text:span>。</text:p>
                                </text:list-item>
                                <text:list-item>
                                  <text:p text:style-name="P31">第一個個體的 本能、傳承 能夠感測到 該像素點的 紅色值 是<text:span text:style-name="T8"> </text:span><text:span text:style-name="T66">93</text:span><text:span text:style-name="T112">。</text:span></text:p>
                                </text:list-item>
                                <text:list-item>
                                  <text:p text:style-name="P31">假定，第二個個體的 本能、傳承 無法 感測、交互作用 紅色值。</text:p>
                                </text:list-item>
                                <text:list-item>
                                  <text:p text:style-name="P31">第二個個體的 本能、傳承 無法感測到 該像素點的 紅色值。</text:p>
                                </text:list-item>
                                <text:list-item>
                                  <text:p text:style-name="P31">假定，第一個個體 交互作用 該素點的 紅色值<text:span text:style-name="T8">，從 </text:span><text:span text:style-name="T56">93 修改到 91</text:span>。</text:p>
                                </text:list-item>
                                <text:list-item>
                                  <text:p text:style-name="P31">第一個個體 能夠感測到 紅色值的 變化。</text:p>
                                </text:list-item>
                                <text:list-item>
                                  <text:p text:style-name="P34">第一個個體 能夠感測到 紅色值<text:span text:style-name="T8">，從 </text:span><text:span text:style-name="T56">93 變化到 91</text:span>。</text:p>
                                </text:list-item>
                                <text:list-item>
                                  <text:p text:style-name="P35">假定，第一個個體 交互作用 該像素點的 紅色值<text:span text:style-name="T8">，從 </text:span><text:span text:style-name="T56">91 修改到 8</text:span><text:span text:style-name="T66">9</text:span>。</text:p>
                                </text:list-item>
                                <text:list-item>
                                  <text:p text:style-name="P35">第一個個體 能夠感測到 紅色值的 變化。</text:p>
                                </text:list-item>
                                <text:list-item>
                                  <text:p text:style-name="P36">第一個個體 能夠感測到 紅色值<text:span text:style-name="T8">，從 </text:span><text:span text:style-name="T56">9</text:span><text:span text:style-name="T67">1</text:span><text:span text:style-name="T56"> 變化到 9</text:span><text:span text:style-name="T67">0然後感測不到之後的變化</text:span></text:p>
                                </text:list-item>
                                <text:list-item>
                                  <text:p text:style-name="P36">第一個個體 有機率認定 該像素點 消失、突然消失不見。</text:p>
                                </text:list-item>
                                <text:list-item>
                                  <text:p text:style-name="P36">抽象例子，某一特定個體 認定，某一特定 粒子、物體 消失、突然消失不見。</text:p>
                                </text:list-item>
                                <text:list-item>
                                  <text:p text:style-name="P36">假定，第一個個體 交互作用 該像素點的 紅色值<text:span text:style-name="T8">，從 </text:span><text:span text:style-name="T68">89</text:span><text:span text:style-name="T56"> 修改到 8</text:span><text:span text:style-name="T68">6</text:span>。</text:p>
                                </text:list-item>
                                <text:list-item>
                                  <text:p text:style-name="P37">第一個個體 有機率沒有意識到，自己 改變、交互作用 該像素點的 紅色值。</text:p>
                                </text:list-item>
                                <text:list-item>
                                  <text:p text:style-name="P37">第一個個體 有機率感測不到 該像素點的 紅色值。</text:p>
                                </text:list-item>
                                <text:list-item>
                                  <text:p text:style-name="P38">第一個個體 有機率認定 該像素點 不存在、是真空和虛無、沒有蘊含紅色值。</text:p>
                                </text:list-item>
                                <text:list-item>
                                  <text:p text:style-name="P39">第一個個體 無法感測到 紅色值的 變化。</text:p>
                                </text:list-item>
                                <text:list-item>
                                  <text:p text:style-name="P39">假定，第二個個體的 本能、傳承 能夠 感測、交互作用 綠<text:span text:style-name="T8">色（G）</text:span>值。</text:p>
                                </text:list-item>
                                <text:list-item>
                                  <text:p text:style-name="P39">假<text:span text:style-name="T8">定，綠色值的 範圍 是 </text:span><text:span text:style-name="T44">0 ~ 255</text:span><text:span text:style-name="T110">。</text:span></text:p>
                                </text:list-item>
                                <text:list-item>
                                  <text:p text:style-name="P40">假定，第一個個體的 本能、傳承 能夠感測 濃度值的 範圍 <text:span text:style-name="T8">是 </text:span><text:span text:style-name="T69">0</text:span><text:span text:style-name="T44"> ~ </text:span><text:span text:style-name="T69">255</text:span><text:span text:style-name="T44">。</text:span></text:p>
                                </text:list-item>
                                <text:list-item>
                                  <text:p text:style-name="P40">假定，第一個個體的 本能、傳承 能夠交互作用 濃度值的 範圍 <text:span text:style-name="T8">是 </text:span><text:span text:style-name="T69">0</text:span><text:span text:style-name="T65">~</text:span><text:span text:style-name="T69">25</text:span><text:span text:style-name="T65">5</text:span><text:span text:style-name="T44">。</text:span></text:p>
                                </text:list-item>
                                <text:list-item>
                                  <text:p text:style-name="P39">假定，第二個個體的 本能、傳承 能夠感測 綠色值的 範圍 <text:span text:style-name="T8">是 </text:span><text:span text:style-name="T70">0</text:span><text:span text:style-name="T44"> ~ </text:span><text:span text:style-name="T70">255</text:span>。</text:p>
                                </text:list-item>
                                <text:list-item>
                                  <text:p text:style-name="P39">假定，第二個個體的 本能、傳承 能夠交互作用 綠色值的 範圍 <text:span text:style-name="T8">是 </text:span><text:span text:style-name="T70">0</text:span><text:span text:style-name="T65">~</text:span><text:span text:style-name="T70">25</text:span><text:span text:style-name="T65">5</text:span><text:span text:style-name="T111">。</text:span></text:p>
                                </text:list-item>
                                <text:list-item>
                                  <text:p text:style-name="P41"><text:span text:style-name="T44">假定，第一個個體 交互作用 該像素點的 濃度值，從 </text:span><text:span text:style-name="T71">100 修改到 110</text:span><text:span text:style-name="T44">。</text:span></text:p>
                                </text:list-item>
                                <text:list-item>
                                  <text:p text:style-name="P99">第一個個體 能夠感測到 該像素點的 濃度值的 數值、存在、變化。</text:p>
                                </text:list-item>
                                <text:list-item>
                                  <text:p text:style-name="P100">第一個個體 有機率認定，自己 使用 科學、物理學 產生 該存在、該變化。</text:p>
                                </text:list-item>
                                <text:list-item>
                                  <text:p text:style-name="P101">第一個個體 有機率認定，自己（同時）改變、修改 紅色值、綠色值、藍色值。</text:p>
                                </text:list-item>
                                <text:list-item>
                                  <text:p text:style-name="P128"><text:span text:style-name="T113">改變 的 明顯例子，改變</text:span><text:span text:style-name="T22"> XY坐標系的 </text:span><text:span text:style-name="T43">x值 → 改變 極坐標系的 r值、θ</text:span><text:span text:style-name="T7">值</text:span><text:span text:style-name="T117">。</text:span></text:p>
                                </text:list-item>
                                <text:list-item>
                                  <text:p text:style-name="P129"><text:span text:style-name="T113">改變 的 明顯例子，改變</text:span><text:span text:style-name="T22"> </text:span><text:span text:style-name="T43">極坐標系的 r值 → 改變 XY</text:span><text:span text:style-name="T22">坐標系的 </text:span><text:span text:style-name="T43">x值、y值</text:span><text:span text:style-name="T117">。</text:span></text:p>
                                </text:list-item>
                                <text:list-item>
                                  <text:p text:style-name="P100">第一個個體 有機率認定自己（同時、延遲、遲滯）改變、修改 其他宗疊個體。</text:p>
                                </text:list-item>
                                <text:list-item>
                                  <text:p text:style-name="P100">其他宗疊個體 的 明顯例子，紅色值、藍色值。</text:p>
                                </text:list-item>
                                <text:list-item>
                                  <text:p text:style-name="P128"><text:span text:style-name="T22">其他宗疊個體 的 明顯例子，生存、生活 在 R世界、G世界 的某一特定個體</text:span><text:span text:style-name="T113">。</text:span></text:p>
                                </text:list-item>
                                <text:list-item>
                                  <text:p text:style-name="P102">第二個個體 能夠感測到 該像素點的 綠色值的 數值、存在、變化。</text:p>
                                </text:list-item>
                                <text:list-item>
                                  <text:p text:style-name="P102">第二個個體 有機率認定 該存在、該變化 是 神蹟、超能力現象、超自然現象。</text:p>
                                </text:list-item>
                                <text:list-item>
                                  <text:p text:style-name="P102">第二個個體 有機率認定，第一個個體 是（人類 認定的）高等文明的 個體。</text:p>
                                </text:list-item>
                                <text:list-item>
                                  <text:p text:style-name="P103">第二個個體 有機率認定，第一個個體 是（人類 認定的）神。</text:p>
                                </text:list-item>
                                <text:list-item>
                                  <text:p text:style-name="P102">抽象例子，（人類 認定的）巧合、超越時空的變化、（榮格 認定的）共時性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2">抽象例子，坐標系<text:span text:style-name="T92"> </text:span><text:span text:style-name="T99">↔</text:span><text:span text:style-name="T92"> </text:span>某一特定照片<text:span text:style-name="T44">。</text:span></text:p>
                          <text:list>
                            <text:list-item>
                              <text:p text:style-name="P174">（延續 上面的，<text:span text:style-name="T93">抽象例子，坐標系</text:span><text:span text:style-name="T95"> </text:span><text:span text:style-name="T101">↔</text:span><text:span text:style-name="T95"> </text:span><text:span text:style-name="T93">某一特定照片</text:span>）</text:p>
                            </text:list-item>
                            <text:list-item>
                              <text:p text:style-name="P43">假定，該照片 使用<text:span text:style-name="T8"> RGB表</text:span>示。</text:p>
                            </text:list-item>
                            <text:list-item>
                              <text:p text:style-name="P44"><text:span text:style-name="T44">假定，第</text:span><text:span text:style-name="T45">1</text:span><text:span text:style-name="T44">個像素點的 綠色值的 變化，會影響到 第</text:span><text:span text:style-name="T45">2</text:span><text:span text:style-name="T44">個像素點的 綠色值。</text:span></text:p>
                            </text:list-item>
                            <text:list-item>
                              <text:p text:style-name="P44"><text:span text:style-name="T44">假定，第</text:span><text:span text:style-name="T46">2</text:span><text:span text:style-name="T44">個像素點的 綠色值的 變化，會影響到 第</text:span><text:span text:style-name="T46">3</text:span><text:span text:style-name="T44">個像素點的 綠色值。</text:span></text:p>
                            </text:list-item>
                            <text:list-item>
                              <text:p text:style-name="P44"><text:span text:style-name="T44">假定，第</text:span><text:span text:style-name="T47">3</text:span><text:span text:style-name="T44">個像素點的 綠色值的 變化，會影響到 第</text:span><text:span text:style-name="T47">3</text:span><text:span text:style-name="T44">個像素點的 紅色值。</text:span></text:p>
                            </text:list-item>
                            <text:list-item>
                              <text:p text:style-name="P43"><text:span text:style-name="T44">假定，第</text:span><text:span text:style-name="T47">3</text:span><text:span text:style-name="T44">個像素點的 紅色值的 變化，會影響到 第</text:span><text:span text:style-name="T47">4</text:span><text:span text:style-name="T44">個像素點的 紅色值。</text:span></text:p>
                            </text:list-item>
                            <text:list-item>
                              <text:p text:style-name="P45"><text:span text:style-name="T44">假定，第</text:span><text:span text:style-name="T47">4</text:span><text:span text:style-name="T45">個</text:span><text:span text:style-name="T44">像素點的 紅色值的 變化，會影響到 第</text:span><text:span text:style-name="T47">5</text:span><text:span text:style-name="T44">個像素點的 紅色值</text:span><text:span text:style-name="T45">。</text:span></text:p>
                            </text:list-item>
                            <text:list-item>
                              <text:p text:style-name="P46"><text:span text:style-name="T45">假定，第</text:span><text:span text:style-name="T47">5</text:span><text:span text:style-name="T44">個像素點的 紅色值的 變化，會影響到 第</text:span><text:span text:style-name="T47">5</text:span><text:span text:style-name="T44">個像素點的 綠色值</text:span><text:span text:style-name="T49">。</text:span></text:p>
                            </text:list-item>
                            <text:list-item>
                              <text:p text:style-name="P165">假定，第二個個體 改變 <text:span text:style-name="T110">第</text:span>1<text:span text:style-name="T110">個像素點的 </text:span>綠色值。</text:p>
                              <text:list>
                                <text:list-item>
                                  <text:p text:style-name="P166">第二個個體 有機率 看到、觀測到、感測到，<text:span text:style-name="T110">第5個像素點的 綠色值的 變化</text:span>。</text:p>
                                </text:list-item>
                                <text:list-item>
                                  <text:p text:style-name="P166">第二個個體 有機率 看到、觀測到，<text:span text:style-name="T110">第4個像素點的 綠色值的 沒有 變化</text:span>。</text:p>
                                </text:list-item>
                                <text:list-item>
                                  <text:p text:style-name="P167">第二個個體 有機率認定，<text:span text:style-name="T110">第1、2、3個像素點 的 綠色值，有 接觸型作用</text:span>。</text:p>
                                </text:list-item>
                                <text:list-item>
                                  <text:p text:style-name="P168">第二個個體 看不到、感測不到 <text:span text:style-name="T110">第3、4個像素點的 紅色值 的 接觸型作用</text:span>。</text:p>
                                </text:list-item>
                                <text:list-item>
                                  <text:p text:style-name="P130"><text:span text:style-name="T22">第二個個體 有機率認定，</text:span><text:span text:style-name="T23">第3、5個像素點 的 綠色值，有 超距型作用</text:span><text:span text:style-name="T113">。</text:span></text:p>
                                  <text:list>
                                    <text:list-item>
                                      <text:p text:style-name="P130"><text:span text:style-name="T113">超距</text:span><text:span text:style-name="T114">型</text:span><text:span text:style-name="T113">作用 是（人類 認定的）超距作用、超距離作用。</text:span></text:p>
                                    </text:list-item>
                                    <text:list-item>
                                      <text:p text:style-name="P110">明顯例子，（人類 認定的）量子糾纏。</text:p>
                                      <text:list>
                                        <text:list-item>
                                          <text:p text:style-name="P131"><text:span text:style-name="T22">某一特定個體 有機率認定，</text:span><text:span text:style-name="T23">第3、5個像素點的綠色值，有 量子糾纏</text:span><text:span text:style-name="T113">。</text:span></text:p>
                                        </text:list-item>
                                        <text:list-item>
                                          <text:p text:style-name="P137"><text:span text:style-name="T113">該個體 </text:span><text:span text:style-name="T24">有機率認定，</text:span><text:span text:style-name="T23">第3、5個像素點的綠色值，有 </text:span><text:span text:style-name="T115">超距作用</text:span><text:span text:style-name="T113">。</text:span></text:p>
                                        </text:list-item>
                                        <text:list-item>
                                          <text:p text:style-name="P132"><text:span text:style-name="T22">該個體 有機率不知道，</text:span><text:span text:style-name="T23">第3、4、5個像素點的紅色值 有 接觸型作用</text:span><text:span text:style-name="T113">。</text:span></text:p>
                                        </text:list-item>
                                        <text:list-item>
                                          <text:p text:style-name="P133"><text:span text:style-name="T22">該個體 有機率不知道 </text:span><text:span text:style-name="T23">第3、5個像素點的綠色值 有 間接接觸型作用</text:span><text:span text:style-name="T113">。</text:span></text:p>
                                        </text:list-item>
                                        <text:list-item>
                                          <text:p text:style-name="P138"><text:span text:style-name="T113">該個體 有機率認定，</text:span><text:span text:style-name="T23">第1、2、3個像素點 是 產生連鎖反應的 單元</text:span><text:span text:style-name="T113">。</text:span></text:p>
                                        </text:list-item>
                                        <text:list-item>
                                          <text:p text:style-name="P139"><text:span text:style-name="T113">該個體 有機率認定，</text:span><text:span text:style-name="T23">第1、2、3個像素點 是 產生連鎖反應的 機器</text:span><text:span text:style-name="T113">。</text:span></text:p>
                                        </text:list-item>
                                        <text:list-item>
                                          <text:p text:style-name="P140"><text:span text:style-name="T113">該個體 有機率認定，</text:span><text:span text:style-name="T23">第1、2、3個像素點 是 產生連鎖反應的 工具</text:span><text:span text:style-name="T113">。</text:span></text:p>
                                        </text:list-item>
                                        <text:list-item>
                                          <text:p text:style-name="P141"><text:span text:style-name="T113">該個體 有機率認定，</text:span><text:span text:style-name="T23">第1、2、3個像素點 是 產生連鎖反應的 存在</text:span><text:span text:style-name="T113">。</text:span></text:p>
                                        </text:list-item>
                                        <text:list-item>
                                          <text:p text:style-name="P142"><text:span text:style-name="T113">該個體 有機率認定，</text:span><text:span text:style-name="T23">第1、2、3個像素點 是 產生連鎖反應的 個體</text:span><text:span text:style-name="T113">。</text:span></text:p>
                                        </text:list-item>
                                        <text:list-item>
                                          <text:p text:style-name="P134"><text:span text:style-name="T113">假定，所有的</text:span><text:span text:style-name="T114">像素點的 綠色值，影響到 其他像素點的 綠色值，的 速度（都）是 光速</text:span><text:span text:style-name="T113">。</text:span></text:p>
                                        </text:list-item>
                                        <text:list-item>
                                          <text:p text:style-name="P178"><text:span text:style-name="T113">假定，所有的</text:span><text:span text:style-name="T114">像素點的 綠色值的 存在、變化，影響到 其他像素點的 綠色值的 存在、變化，的 速度（都）是 光速</text:span><text:span text:style-name="T113">。</text:span></text:p>
                                        </text:list-item>
                                        <text:list-item>
                                          <text:p text:style-name="P135"><text:span text:style-name="T22">假定，所有的</text:span><text:span text:style-name="T23">像素點的 紅色值，影響到 其他像素點的 紅色值，的 速度（都）是（10000 * 光速）</text:span><text:span text:style-name="T113">。</text:span></text:p>
                                        </text:list-item>
                                        <text:list-item>
                                          <text:p text:style-name="P179"><text:span text:style-name="T22">假定，所有的</text:span><text:span text:style-name="T23">像素點的 紅色值，影響到 其他像素點的 綠色值，的 速度（都）是（100000000 * 光速）</text:span><text:span text:style-name="T113">。</text:span></text:p>
                                        </text:list-item>
                                        <text:list-item>
                                          <text:p text:style-name="P179"><text:span text:style-name="T22">假定，所有的</text:span><text:span text:style-name="T23">像素點的 綠色值，影響到 其他像素點的 紅色值，的 速度（都）是（1000000000000 * 光速）</text:span><text:span text:style-name="T113">。</text:span></text:p>
                                        </text:list-item>
                                        <text:list-item>
                                          <text:p text:style-name="P111">第二個個體 有機率認定，該超距作用的 速度 是 超光速。</text:p>
                                        </text:list-item>
                                        <text:list-item>
                                          <text:p text:style-name="P111">第二個個體 有機率認定，該超距作用的 速度 是 無限大。</text:p>
                                        </text:list-item>
                                        <text:list-item>
                                          <text:p text:style-name="P136"><text:span text:style-name="T22">第二個個體 有機率不知道，該超距作用的 速度 是</text:span><text:span text:style-name="T23">（10000 * 光速）</text:span><text:span text:style-name="T113">。</text:span></text:p>
                                        </text:list-item>
                                        <text:list-item>
                                          <text:p text:style-name="P112">第二個個體 有機率不知道，該超距作用 是 紅色值的 接觸型作用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7">抽象例子，坐標系<text:span text:style-name="T92"> </text:span><text:span text:style-name="T99">↔</text:span><text:span text:style-name="T92"> </text:span>某一特定照片<text:span text:style-name="T44">。</text:span></text:p>
                          <text:list>
                            <text:list-item>
                              <text:p text:style-name="P47">假定，該照片 使用<text:span text:style-name="T8"> RGB表</text:span>示。</text:p>
                            </text:list-item>
                            <text:list-item>
                              <text:p text:style-name="P47"><text:span text:style-name="T44">假定，第</text:span><text:span text:style-name="T45">1</text:span><text:span text:style-name="T44">個像素點的 綠色值的 變化。</text:span></text:p>
                              <text:list>
                                <text:list-item>
                                  <text:p text:style-name="P47"><text:span text:style-name="T44">會影響到 第</text:span><text:span text:style-name="T45">2</text:span><text:span text:style-name="T44">個像素點的 綠色值。</text:span></text:p>
                                </text:list-item>
                                <text:list-item>
                                  <text:p text:style-name="P48"><text:span text:style-name="T44">同時 會讓，第</text:span><text:span text:style-name="T45">1</text:span><text:span text:style-name="T44">個像素點的 綠色值，回復、變回 原本的 綠色值。</text:span></text:p>
                                </text:list-item>
                              </text:list>
                            </text:list-item>
                            <text:list-item>
                              <text:p text:style-name="P49"><text:span text:style-name="T44">假定，第</text:span><text:span text:style-name="T46">2</text:span><text:span text:style-name="T44">個像素點的 綠色值的 變化。</text:span></text:p>
                              <text:list>
                                <text:list-item>
                                  <text:p text:style-name="P49"><text:span text:style-name="T44">會影響到 第</text:span><text:span text:style-name="T46">3</text:span><text:span text:style-name="T44">個像素點的 綠色值。</text:span></text:p>
                                </text:list-item>
                                <text:list-item>
                                  <text:p text:style-name="P48"><text:span text:style-name="T44">同時 會讓，第</text:span><text:span text:style-name="T50">2</text:span><text:span text:style-name="T44">個像素點的 綠色值，回復、變回 原本的 綠色值。</text:span></text:p>
                                </text:list-item>
                              </text:list>
                            </text:list-item>
                            <text:list-item>
                              <text:p text:style-name="P49"><text:span text:style-name="T44">假定，第</text:span><text:span text:style-name="T47">3</text:span><text:span text:style-name="T44">個像素點的 綠色值的 變化。</text:span></text:p>
                              <text:list>
                                <text:list-item>
                                  <text:p text:style-name="P49"><text:span text:style-name="T44">會影響到 第</text:span><text:span text:style-name="T47">3</text:span><text:span text:style-name="T44">個像素點的 紅色值。</text:span></text:p>
                                </text:list-item>
                                <text:list-item>
                                  <text:p text:style-name="P48"><text:span text:style-name="T44">同時 會讓，第</text:span><text:span text:style-name="T50">3</text:span><text:span text:style-name="T44">個像素點的 綠色值，回復、變回 原本的 綠色值。</text:span></text:p>
                                </text:list-item>
                              </text:list>
                            </text:list-item>
                            <text:list-item>
                              <text:p text:style-name="P50"><text:span text:style-name="T44">假定，第</text:span><text:span text:style-name="T47">3</text:span><text:span text:style-name="T44">個像素點的 紅色值的 變化。</text:span></text:p>
                              <text:list>
                                <text:list-item>
                                  <text:p text:style-name="P50"><text:span text:style-name="T44">會影響到 第</text:span><text:span text:style-name="T47">4</text:span><text:span text:style-name="T44">個像素點的 紅色值。</text:span></text:p>
                                </text:list-item>
                                <text:list-item>
                                  <text:p text:style-name="P48"><text:span text:style-name="T44">同時 會讓，第</text:span><text:span text:style-name="T51">3</text:span><text:span text:style-name="T44">個像素點的 紅色值，回復、變回 原本的 紅色值。</text:span></text:p>
                                </text:list-item>
                              </text:list>
                            </text:list-item>
                            <text:list-item>
                              <text:p text:style-name="P50"><text:span text:style-name="T44">假定，第</text:span><text:span text:style-name="T47">4</text:span><text:span text:style-name="T45">個</text:span><text:span text:style-name="T44">像素點的 紅色值的 變化。</text:span></text:p>
                              <text:list>
                                <text:list-item>
                                  <text:p text:style-name="P50"><text:span text:style-name="T44">會影響到 第</text:span><text:span text:style-name="T47">5</text:span><text:span text:style-name="T44">個像素點的 紅色值</text:span><text:span text:style-name="T45">。</text:span></text:p>
                                </text:list-item>
                                <text:list-item>
                                  <text:p text:style-name="P48"><text:span text:style-name="T44">同時 會讓，第</text:span><text:span text:style-name="T51">4</text:span><text:span text:style-name="T44">個像素點的 紅色值，回復、變回 原本的 紅色值</text:span><text:span text:style-name="T45">。</text:span></text:p>
                                </text:list-item>
                              </text:list>
                            </text:list-item>
                            <text:list-item>
                              <text:p text:style-name="P50"><text:span text:style-name="T45">假定，第</text:span><text:span text:style-name="T47">5</text:span><text:span text:style-name="T44">個像素點的 紅色值的 變化。</text:span></text:p>
                              <text:list>
                                <text:list-item>
                                  <text:p text:style-name="P50"><text:span text:style-name="T44">會影響到 第</text:span><text:span text:style-name="T47">5</text:span><text:span text:style-name="T44">個像素點的 綠色值</text:span><text:span text:style-name="T49">。</text:span></text:p>
                                </text:list-item>
                                <text:list-item>
                                  <text:p text:style-name="P50"><text:span text:style-name="T44">同時 會讓，第</text:span><text:span text:style-name="T52">5</text:span><text:span text:style-name="T44">個像素點的 紅色值，回復、變回 原本的 紅色值</text:span><text:span text:style-name="T49">。</text:span></text:p>
                                </text:list-item>
                              </text:list>
                            </text:list-item>
                            <text:list-item>
                              <text:p text:style-name="P143"><text:span text:style-name="T22">假定，第二個個體 改變 </text:span><text:span text:style-name="T23">第</text:span><text:span text:style-name="T22">1</text:span><text:span text:style-name="T23">個像素點的 </text:span><text:span text:style-name="T22">綠色值</text:span><text:span text:style-name="T113">。</text:span></text:p>
                            </text:list-item>
                            <text:list-item>
                              <text:p text:style-name="P113">第二個個體 有機率認定，綠色值 被傳遞、被傳導、被對流、被輻射。</text:p>
                            </text:list-item>
                            <text:list-item>
                              <text:p text:style-name="P144"><text:span text:style-name="T113">第二個個體 有機率認定，綠色值 傳遞到 </text:span><text:span text:style-name="T23">第</text:span><text:span text:style-name="T25">3</text:span><text:span text:style-name="T23">個像素點 之後，變化 突然消失</text:span><text:span text:style-name="T113">。</text:span></text:p>
                            </text:list-item>
                            <text:list-item>
                              <text:p text:style-name="P144"><text:span text:style-name="T113">第二個個體 有機率認定，</text:span><text:span text:style-name="T23">第</text:span><text:span text:style-name="T26">5</text:span><text:span text:style-name="T23">個像素點的 綠色值 突然出現 變化</text:span><text:span text:style-name="T113">。</text:span></text:p>
                            </text:list-item>
                            <text:list-item>
                              <text:p text:style-name="P145"><text:span text:style-name="T113">第二個個體 有機率認定，</text:span><text:span text:style-name="T23">第</text:span><text:span text:style-name="T29">3</text:span><text:span text:style-name="T23">個像素點的 綠色值的 存在、變化 突然消失</text:span><text:span text:style-name="T113">。</text:span></text:p>
                            </text:list-item>
                            <text:list-item>
                              <text:p text:style-name="P146"><text:span text:style-name="T113">第二個個體 有機率認定，</text:span><text:span text:style-name="T23">第</text:span><text:span text:style-name="T30">5</text:span><text:span text:style-name="T23">個像素點的 綠色值的 存在、變化 突然出現</text:span><text:span text:style-name="T113">。</text:span></text:p>
                            </text:list-item>
                            <text:list-item>
                              <text:p text:style-name="P147"><text:span text:style-name="T113">第二個個體 有機率認定，</text:span><text:span text:style-name="T23">第</text:span><text:span text:style-name="T29">3</text:span><text:span text:style-name="T23">個像素點的 存在、變化 突然瞬移到第5個像素點</text:span><text:span text:style-name="T113">。</text:span></text:p>
                            </text:list-item>
                            <text:list-item>
                              <text:p text:style-name="P148"><text:span text:style-name="T113">第二個個體 有機率認定，</text:span><text:span text:style-name="T23">第</text:span><text:span text:style-name="T29">3</text:span><text:span text:style-name="T23">個像素點的 存在、變化 突然 隱形、超光速運動</text:span><text:span text:style-name="T113">。</text:span></text:p>
                            </text:list-item>
                            <text:list-item>
                              <text:p text:style-name="P149"><text:span text:style-name="T113">第二個個體 有機率認定，</text:span><text:span text:style-name="T23">第</text:span><text:span text:style-name="T29">3</text:span><text:span text:style-name="T23">個像素點的 存在、變化 突然沒有 體積、質量</text:span><text:span text:style-name="T113">。</text:span></text:p>
                            </text:list-item>
                            <text:list-item>
                              <text:p text:style-name="P148"><text:span text:style-name="T113">第二個個體 有機率認定，</text:span><text:span text:style-name="T23">第</text:span><text:span text:style-name="T29">3</text:span><text:span text:style-name="T23">個像素點的 存在、變化 突然 離開、回到 G世界</text:span><text:span text:style-name="T113">。</text:span></text:p>
                            </text:list-item>
                            <text:list-item>
                              <text:p text:style-name="P150"><text:span text:style-name="T113">第二個個體 有機率認定，</text:span><text:span text:style-name="T23">第</text:span><text:span text:style-name="T29">3</text:span><text:span text:style-name="T23">個像素點的 存在、變化 突然進入超空間、異次元</text:span><text:span text:style-name="T113">。</text:span></text:p>
                            </text:list-item>
                            <text:list-item>
                              <text:p text:style-name="P151"><text:span text:style-name="T113">第二個個體 有機率認定，</text:span><text:span text:style-name="T23">第</text:span><text:span text:style-name="T29">3</text:span><text:span text:style-name="T23">個像素點的 存在、變化 突然回到本空間、本次元</text:span><text:span text:style-name="T113">。</text:span></text:p>
                            </text:list-item>
                            <text:list-item>
                              <text:p text:style-name="P152"><text:span text:style-name="T113">第二個個體 有機率認定，</text:span><text:span text:style-name="T23">第</text:span><text:span text:style-name="T25">3、</text:span><text:span text:style-name="T27">5</text:span><text:span text:style-name="T23">個像素點的 綠色值 有 某一特定因果關係</text:span><text:span text:style-name="T113">。</text:span></text:p>
                            </text:list-item>
                            <text:list-item>
                              <text:p text:style-name="P114">第二個個體 有機率 產生、創造 新的 理論、學門、領域 描述、解釋 該現象。</text:p>
                            </text:list-item>
                            <text:list-item>
                              <text:p text:style-name="P114">第二個個體 有機率 產生、創造 新的 投影世界觀 描述、解釋、邏輯化 該現象。</text:p>
                              <text:list>
                                <text:list-item>
                                  <text:p text:style-name="P115">第二個個體 有機率不知道 紅色值的 存在、變化。</text:p>
                                  <text:list>
                                    <text:list-item>
                                      <text:p text:style-name="P116">第二個個體的 該投影世界觀 有機率，不包含 紅色值的 存在、變化。</text:p>
                                    </text:list-item>
                                    <text:list-item>
                                      <text:p text:style-name="P116">第二個個體的 該投影世界觀 有機率，只使用 綠色值 描述 該現象。</text:p>
                                    </text:list-item>
                                    <text:list-item>
                                      <text:p text:style-name="P116">明顯例子。（柏拉圖 認定的）洞穴理論。</text:p>
                                    </text:list-item>
                                  </text:list>
                                </text:list-item>
                                <text:list-item>
                                  <text:p text:style-name="P116">該投影世界觀 有機率出現 漏洞、缺陷。</text:p>
                                  <text:list>
                                    <text:list-item>
                                      <text:p text:style-name="P116">第二個個體 有機率 疊床架屋、不斷和持續擴充和完善該投影世界觀。</text:p>
                                    </text:list-item>
                                    <text:list-item>
                                      <text:p text:style-name="P116">假定，第一個個體 告知、通知、提醒 第二個個體，有 紅色值的 存在。</text:p>
                                    </text:list-item>
                                    <text:list-item>
                                      <text:p text:style-name="P116">第二個個體 有機率認定，第一個個體的 告知 是 妄想、偽科學。</text:p>
                                      <text:list>
                                        <text:list-item>
                                          <text:p text:style-name="P116">原因很明顯，第二個個體的 本能、傳承（還）不夠高，無法 感知。</text:p>
                                        </text:list-item>
                                        <text:list-item>
                                          <text:p text:style-name="P117">原因很明顯，第二個個體的 本能、傳承（還）不夠高，無法 查驗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53"><text:span text:style-name="T113">假定，第一個個體 事先告知 第二個個體，第一個個體 不用、不需要 改變 </text:span><text:span text:style-name="T23">第</text:span><text:span text:style-name="T25">5</text:span><text:span text:style-name="T23">個像素點的綠色值，就可以 讓 第</text:span><text:span text:style-name="T25">5</text:span><text:span text:style-name="T23">個像素點的綠色值 變化</text:span><text:span text:style-name="T113">。</text:span></text:p>
                                    </text:list-item>
                                    <text:list-item>
                                      <text:p text:style-name="P118">第二個個體 有機率不相信，第一個個體的 事先告知。</text:p>
                                    </text:list-item>
                                    <text:list-item>
                                      <text:p text:style-name="P154"><text:span text:style-name="T113">假定，第一個個體 使用 本能、傳承（直接）</text:span><text:span text:style-name="T22">改變 </text:span><text:span text:style-name="T23">第</text:span><text:span text:style-name="T31">5</text:span><text:span text:style-name="T23">個像素點的紅</text:span><text:span text:style-name="T22">色值</text:span><text:span text:style-name="T113">。</text:span></text:p>
                                      <text:list>
                                        <text:list-item>
                                          <text:p text:style-name="P119">已知，第二個個體 看不到、感測不到 紅色值。</text:p>
                                        </text:list-item>
                                        <text:list-item>
                                          <text:p text:style-name="P155"><text:span text:style-name="T113">已知，第二個個體 </text:span><text:span text:style-name="T116">不知道</text:span><text:span text:style-name="T113"> 紅色值的 存在、變化。</text:span></text:p>
                                        </text:list-item>
                                        <text:list-item>
                                          <text:p text:style-name="P175">第二個個體 不知道，第一個個體 對 紅色值的 修改、交互作用。</text:p>
                                        </text:list-item>
                                        <text:list-item>
                                          <text:p text:style-name="P156"><text:span text:style-name="T113">第二個個體 不知道，</text:span><text:span text:style-name="T23">第</text:span><text:span text:style-name="T25">5</text:span><text:span text:style-name="T23">個像素點的 紅色值、綠色值 之間的 法則</text:span><text:span text:style-name="T113">。</text:span></text:p>
                                        </text:list-item>
                                        <text:list-item>
                                          <text:p text:style-name="P157"><text:span text:style-name="T113">第二個個體 不知道，</text:span><text:span text:style-name="T23">第</text:span><text:span text:style-name="T25">5</text:span><text:span text:style-name="T23">個像素點的 紅色值、綠色值 之間的 關係</text:span><text:span text:style-name="T113">。</text:span></text:p>
                                        </text:list-item>
                                        <text:list-item>
                                          <text:p text:style-name="P157"><text:span text:style-name="T113">第二個個體 不知道，</text:span><text:span text:style-name="T23">第</text:span><text:span text:style-name="T25">5</text:span><text:span text:style-name="T23">個像素點的 紅色值、綠色值 之間的相依性</text:span><text:span text:style-name="T113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54"><text:span text:style-name="T113">已知，</text:span><text:span text:style-name="T22">第</text:span><text:span text:style-name="T25">5</text:span><text:span text:style-name="T23">個像素點的 紅色值的 變化。</text:span></text:p>
                                      <text:list>
                                        <text:list-item>
                                          <text:p text:style-name="P154"><text:span text:style-name="T23">會影響到 第</text:span><text:span text:style-name="T25">5</text:span><text:span text:style-name="T23">個像素點的 綠色值。</text:span><text:span text:style-name="T84">（數模化 是 數學模型化）</text:span></text:p>
                                        </text:list-item>
                                        <text:list-item>
                                          <text:p text:style-name="P180"><text:span text:style-name="T23">同時 會讓，第</text:span><text:span text:style-name="T28">5</text:span><text:span text:style-name="T23">個像素點的 紅色值，回復、變回 原本的 紅色值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58"><text:span text:style-name="T113">第一個個體 使用 本能、傳承（間接）</text:span><text:span text:style-name="T22">改變 </text:span><text:span text:style-name="T23">第</text:span><text:span text:style-name="T31">5</text:span><text:span text:style-name="T23">個像素點的 綠</text:span><text:span text:style-name="T22">色值</text:span><text:span text:style-name="T23">。</text:span></text:p>
                                    </text:list-item>
                                    <text:list-item>
                                      <text:p text:style-name="P159"><text:span text:style-name="T23">已知，</text:span><text:span text:style-name="T113">第二個個體 看不到、感測不到 紅色值</text:span><text:span text:style-name="T23">。</text:span></text:p>
                                    </text:list-item>
                                    <text:list-item>
                                      <text:p text:style-name="P159"><text:span text:style-name="T113">已知，第二個個體 </text:span><text:span text:style-name="T116">不知道</text:span><text:span text:style-name="T113"> 紅色值的 存在、變化</text:span><text:span text:style-name="T23">。</text:span></text:p>
                                    </text:list-item>
                                    <text:list-item>
                                      <text:p text:style-name="P160"><text:span text:style-name="T23">第二個個體 有機率認定，第</text:span><text:span text:style-name="T31">5</text:span><text:span text:style-name="T23">個像素點的 綠</text:span><text:span text:style-name="T22">色值 突然出現 變化</text:span><text:span text:style-name="T23">。</text:span></text:p>
                                    </text:list-item>
                                    <text:list-item>
                                      <text:p text:style-name="P104">第二個個體 有機率試圖 理解、推導、邏輯化、合理化、數模化 該變化。</text:p>
                                      <text:list>
                                        <text:list-item>
                                          <text:p text:style-name="P104">明顯例子，第二個個體 有機率認定，該變化的 發生 是 碰巧、巧合。</text:p>
                                        </text:list-item>
                                        <text:list-item>
                                          <text:p text:style-name="P105">明顯例子，第二個個體 有機率認定，該變化 是 物理學的 缺漏。</text:p>
                                        </text:list-item>
                                        <text:list-item>
                                          <text:p text:style-name="P106">明顯例子，第二個個體 有機率認定，該變化 是 已知學門的 缺漏。</text:p>
                                          <text:list>
                                            <text:list-item>
                                              <text:p text:style-name="P107">第二個個體 有機率藉由 該變化，填補、擴充 已知、已有的 學門。</text:p>
                                            </text:list-item>
                                            <text:list-item>
                                              <text:p text:style-name="P107">第二個個體 有機率藉由 該變化，創造、產生 新的 學門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4">第二個個體 有機率認定，第一個個體 使用高科技 產生，綠色值的 變化。</text:p>
                                      <text:list>
                                        <text:list-item>
                                          <text:p text:style-name="P169">明顯例子，第二個個體 有機率認定，該變化 是 還未知的 物理現象。</text:p>
                                        </text:list-item>
                                        <text:list-item>
                                          <text:p text:style-name="P170">第二個個體 有機率認定，第一個個體 是（人類 認定的）高等文明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4">第二個個體 有機率認定，第一個個體 展示神蹟 產生，綠色值的 變化。</text:p>
                                      <text:list>
                                        <text:list-item>
                                          <text:p text:style-name="P108">明顯例子，第二個個體 有機率認定，該變化 是（人類 認定的）神蹟。</text:p>
                                        </text:list-item>
                                        <text:list-item>
                                          <text:p text:style-name="P109">第二個個體 有機率認定，第一個個體 是（人類 認定的）神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1">抽象例子，坐標系<text:span text:style-name="T92"> </text:span><text:span text:style-name="T99">↔</text:span><text:span text:style-name="T92"> </text:span>某一特定照片<text:span text:style-name="T44">。</text:span></text:p>
                          <text:list>
                            <text:list-item>
                              <text:p text:style-name="P51"><text:span text:style-name="T110">假定，該照片 使用</text:span><text:span text:style-name="T44"> RGB表</text:span><text:span text:style-name="T110">示。</text:span></text:p>
                            </text:list-item>
                            <text:list-item>
                              <text:p text:style-name="P51">假定，第三個個體的 本能、傳承 能夠感測 紅色值、綠色值、藍色值。</text:p>
                            </text:list-item>
                            <text:list-item>
                              <text:p text:style-name="P51"><text:span text:style-name="T110">假定，第三個個體的 本能、傳承 能夠交互作用 </text:span>紅色值、綠色值、藍色值<text:span text:style-name="T111">。</text:span></text:p>
                            </text:list-item>
                            <text:list-item>
                              <text:p text:style-name="P120">第三個個體 有機率能夠 看到、感測到 假想值。</text:p>
                              <text:list>
                                <text:list-item>
                                  <text:p text:style-name="P120">假想值 的 明顯例子，白色值、灰色值、黑色值。</text:p>
                                  <text:list>
                                    <text:list-item>
                                      <text:p text:style-name="P52"><text:span text:style-name="T111">明顯例子，假定，</text:span>第三個個體 能夠<text:span text:style-name="T8">感測 </text:span><text:span text:style-name="T72">R</text:span><text:span text:style-name="T8">、</text:span><text:span text:style-name="T72">G</text:span><text:span text:style-name="T8">、</text:span><text:span text:style-name="T72">B</text:span><text:span text:style-name="T8">值</text:span>的範圍都是 <text:span text:style-name="T72">90~100</text:span><text:span text:style-name="T111">。</text:span></text:p>
                                      <text:list>
                                        <text:list-item>
                                          <text:p text:style-name="P123">假定，某一特定像素點的 紅色值、綠色值、藍色值 都是<text:span text:style-name="T8"> 95</text:span>。</text:p>
                                          <text:list>
                                            <text:list-item>
                                              <text:p text:style-name="P176">第三個個體 有機率認定，該像素點的<text:span text:style-name="T8">R、G、B</text:span>值都是 中間、<text:span text:style-name="T73">50</text:span>。</text:p>
                                            </text:list-item>
                                            <text:list-item>
                                              <text:p text:style-name="P123">第三個個體 有機率認定，該像素點 是 灰色值。</text:p>
                                            </text:list-item>
                                            <text:list-item>
                                              <text:p text:style-name="P123">抽象例子，可見光譜的 綠光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24">假定，某一特定像素點的 紅色值、綠色值、藍色值 都是<text:span text:style-name="T8"> 100</text:span>。</text:p>
                                          <text:list>
                                            <text:list-item>
                                              <text:p text:style-name="P177">第三個個體 有機率認定，該像素點的<text:span text:style-name="T8">R、G、B</text:span>值都是最高、<text:span text:style-name="T74">100</text:span>。</text:p>
                                            </text:list-item>
                                            <text:list-item>
                                              <text:p text:style-name="P123">第三個個體 有機率認定，該像素點 是 白色值。</text:p>
                                            </text:list-item>
                                            <text:list-item>
                                              <text:p text:style-name="P123">抽象例子，可見光譜的 紫光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24">假定，某一特定像素點的 紅色值、綠色值、藍色值 都是<text:span text:style-name="T8"> 90</text:span>。</text:p>
                                          <text:list>
                                            <text:list-item>
                                              <text:p text:style-name="P177">第三個個體 有機率認定，該像素點的 <text:span text:style-name="T8">R、G、B</text:span>值 都是最低、<text:span text:style-name="T74">0</text:span>。</text:p>
                                            </text:list-item>
                                            <text:list-item>
                                              <text:p text:style-name="P123">第三個個體 有機率認定，該像素點 是 黑色值。</text:p>
                                            </text:list-item>
                                            <text:list-item>
                                              <text:p text:style-name="P123">抽象例子，可見光譜的 紅光。<text:span text:style-name="T78">、（人類 認定的）絕對零度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24">假定，某一特定像素點的 紅色值、綠色值、藍色值 都是<text:span text:style-name="T8"> </text:span><text:span text:style-name="T75">1</text:span><text:span text:style-name="T76">0</text:span>。</text:p>
                                          <text:list>
                                            <text:list-item>
                                              <text:p text:style-name="P177">第三個個體 有機率認定，該像素點的<text:span text:style-name="T8">R值、G值、B</text:span>值都是<text:span text:style-name="T74">不存在</text:span>。</text:p>
                                            </text:list-item>
                                            <text:list-item>
                                              <text:p text:style-name="P125">第三個個體 有機率認定，該像素點 是 真空、一片虛無。<text:span text:style-name="T86">、不存在、沒有蘊含 值</text:span></text:p>
                                            </text:list-item>
                                            <text:list-item>
                                              <text:p text:style-name="P126">抽象例子，不可見光譜的 紅外線、無線電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24">假定，某一特定像素點的 紅色值、綠色值、藍色值 都是<text:span text:style-name="T8"> </text:span><text:span text:style-name="T75">1</text:span><text:span text:style-name="T77">1</text:span><text:span text:style-name="T76">0</text:span>。</text:p>
                                          <text:list>
                                            <text:list-item>
                                              <text:p text:style-name="P177">第三個個體 有機率認定，該像素點的<text:span text:style-name="T8">R值、G值、B</text:span>值都是<text:span text:style-name="T74">不存在</text:span>。</text:p>
                                            </text:list-item>
                                            <text:list-item>
                                              <text:p text:style-name="P127">第三個個體 有機率認定，該像素點 是 真空、一片虛無。<text:span text:style-name="T86">、不存在、沒有蘊含 值</text:span></text:p>
                                            </text:list-item>
                                            <text:list-item>
                                              <text:p text:style-name="P126">抽象例子，不可見光譜的 紫外線、<text:span text:style-name="T6">γ射線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1"><text:span text:style-name="T111">假想值 </text:span><text:span text:style-name="T99">↔</text:span><text:span text:style-name="T92"> 假想光。</text:span></text:p>
                                  <text:list>
                                    <text:list-item>
                                      <text:p text:style-name="P120">假想光 的 明顯例子，白光、灰光、黑光。</text:p>
                                      <text:list>
                                        <text:list-item>
                                          <text:p text:style-name="P121">明顯例子，假定，某一特定個體的 視覺 同時看到 紅光、綠光、藍光。</text:p>
                                          <text:list>
                                            <text:list-item>
                                              <text:p text:style-name="P121">紅光、綠光、藍光 是（可見光譜 的）紅光、綠光、藍光。</text:p>
                                            </text:list-item>
                                            <text:list-item>
                                              <text:p text:style-name="P53"><text:span text:style-name="T111">該個體的 大腦、思覺 有機率 處理成、整合成 白光。</text:span><text:span text:style-name="T91">、灰光、黑光</text:span></text:p>
                                            </text:list-item>
                                            <text:list-item>
                                              <text:p text:style-name="P120">白光 是（可見光譜 沒有、不存在 的）白光。</text:p>
                                            </text:list-item>
                                            <text:list-item>
                                              <text:p text:style-name="P122">白光 是（該個體的 視覺 沒有看到、沒有感測到 的）白光。</text:p>
                                            </text:list-item>
                                            <text:list-item>
                                              <text:p text:style-name="P122">白光 是（該個體的 大腦、思覺 認定的）白光。</text:p>
                                            </text:list-item>
                                            <text:list-item>
                                              <text:p text:style-name="P120">該個體 有機率認定，自己 看到 白光。</text:p>
                                            </text:list-item>
                                            <text:list-item>
                                              <text:p text:style-name="P120">該個體 有機率沒有 認知到、意識到，自己 看到 假想光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抽象例子，坐標系<text:span text:style-name="T92"> </text:span><text:span text:style-name="T99">↔</text:span><text:span text:style-name="T92"> 真實世界</text:span>。</text:p>
              <text:list>
                <text:list-item>
                  <text:p text:style-name="P22"><text:span text:style-name="T92">假定，某一特定個體 不知道、沒有使用</text:span>（整體的）公式<text:span text:style-name="T92">。</text:span></text:p>
                  <text:list>
                    <text:list-item>
                      <text:p text:style-name="P5">假定，該個體 要使用 第一個點 才能求出、才能得知 第二個點。</text:p>
                      <text:list>
                        <text:list-item>
                          <text:p text:style-name="P54"><text:span text:style-name="T92">該個體 要使用 第一個點 才能求出 第二個點 </text:span><text:span text:style-name="T99">↔</text:span><text:span text:style-name="T92">（人類 認定的）</text:span>數學推導過程。</text:p>
                        </text:list-item>
                        <text:list-item>
                          <text:p text:style-name="P55"><text:span text:style-name="T92">該個體 要使用 第一個點 才能求出 第二個點 </text:span><text:span text:style-name="T99">↔</text:span><text:span text:style-name="T92">（人類 認定的）連續型</text:span>過程。</text:p>
                        </text:list-item>
                        <text:list-item>
                          <text:p text:style-name="P56"><text:span text:style-name="T92">該個體 要使用 第一個點 才能求出 第二個點 </text:span><text:span text:style-name="T99">↔</text:span><text:span text:style-name="T92">（人類 認定的）蓋房子型</text:span>過程。</text:p>
                        </text:list-item>
                      </text:list>
                    </text:list-item>
                    <text:list-item>
                      <text:p text:style-name="P57">假定，該個體 不用知道第一個點，使用公式、代入數值 <text:span text:style-name="T92">才能求出、才能得知 第二個點</text:span>。</text:p>
                      <text:list>
                        <text:list-item>
                          <text:p text:style-name="P55">該個體 使用公式、代入數值 <text:span text:style-name="T92">才能求出 第二個點 </text:span><text:span text:style-name="T99">↔</text:span><text:span text:style-name="T92">（人類 認定的）哲</text:span>學思辨過程。</text:p>
                        </text:list-item>
                        <text:list-item>
                          <text:p text:style-name="P55">該個體 使用公式、代入數值 <text:span text:style-name="T92">才能求出 第二個點 </text:span><text:span text:style-name="T99">↔</text:span><text:span text:style-name="T92">（人類 認定的）跳躍型思考</text:span>。</text:p>
                        </text:list-item>
                        <text:list-item>
                          <text:p text:style-name="P55">該個體 使用公式、代入數值 <text:span text:style-name="T92">才能求出 第二個點 </text:span><text:span text:style-name="T99">↔</text:span><text:span text:style-name="T92">（人類 認定的）跳出框型思考</text:span>。</text:p>
                        </text:list-item>
                      </text:list>
                    </text:list-item>
                    <text:list-item>
                      <text:p text:style-name="P58">該個體 有機率使用<text:span text:style-name="T92">（人類 認定的）跳躍型思考 直接得知 數學公式、某一特定學門</text:span>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17T12:01:08.095000000</dc:date>
    <meta:editing-duration>P36DT6H38M50S</meta:editing-duration>
    <meta:editing-cycles>18892</meta:editing-cycles>
    <meta:document-statistic meta:table-count="0" meta:image-count="0" meta:object-count="0" meta:page-count="1" meta:paragraph-count="494" meta:word-count="12340" meta:character-count="14771" meta:non-whitespace-character-count="13255"/>
  </office:meta>
</office:document-meta>
</file>